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roman" style:font-pitch="variable"/>
    <style:font-face style:name="WenQuanYi Micro Hei" svg:font-family="WenQuanYi Micro Hei" style:font-family-generic="system" style:font-pitch="variable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6" style:parent-style-name="Hyperlink" style:family="text">
      <style:text-properties fo:background-color="#FFFFFF"/>
    </style:style>
    <style:style style:name="T17" style:parent-style-name="Hyperlink" style:family="text">
      <style:text-properties style:font-name="monospace" fo:background-color="#FFFFFF"/>
    </style:style>
    <style:style style:name="T18" style:parent-style-name="Hyperlink" style:family="text">
      <style:text-properties style:font-name="monospace" fo:background-color="#FFFFFF"/>
    </style:style>
    <style:style style:name="P1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1" style:parent-style-name="Hyperlink" style:family="text">
      <style:text-properties fo:background-color="#FFFFFF"/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4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5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62" style:parent-style-name="Hyperlink" style:family="text">
      <style:text-properties fo:background-color="#FFFFFF"/>
    </style:style>
    <style:style style:name="T63" style:parent-style-name="Hyperlink" style:family="text">
      <style:text-properties fo:background-color="#FFFFFF"/>
    </style:style>
    <style:style style:name="P6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74" style:parent-style-name="Hyperlink" style:family="text">
      <style:text-properties style:font-name="WenQuanYi Micro Hei" style:font-name-asian="WenQuanYi Micro Hei" style:font-name-complex="Liberation Mono"/>
    </style:style>
    <style:style style:name="P7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77" style:parent-style-name="Hyperlink" style:family="text">
      <style:text-properties style:font-name="Liberation Mono" style:font-name-asian="Liberation Mono" style:font-name-complex="Liberation Mono"/>
    </style:style>
    <style:style style:name="P7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86" style:parent-style-name="Hyperlink" style:family="text">
      <style:text-properties style:font-name="monospace"/>
    </style:style>
    <style:style style:name="P8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9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9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99" style:parent-style-name="Hyperlink" style:family="text">
      <style:text-properties style:language-asian="zh" style:country-asian="CN"/>
    </style:style>
    <style:style style:name="P100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0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0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3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3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40" style:parent-style-name="DefaultParagraphFont" style:family="text">
      <style:text-properties fo:background-color="#FFFFFF"/>
    </style:style>
    <style:style style:name="T141" style:parent-style-name="DefaultParagraphFont" style:family="text">
      <style:text-properties style:font-name="monospace" fo:background-color="#FFFFFF"/>
    </style:style>
    <style:style style:name="T142" style:parent-style-name="DefaultParagraphFont" style:family="text">
      <style:text-properties style:font-name="monospace" fo:color="#000000" fo:background-color="#FFF200"/>
    </style:style>
    <style:style style:name="T143" style:parent-style-name="DefaultParagraphFont" style:family="text">
      <style:text-properties style:font-name="monospace"/>
    </style:style>
    <style:style style:name="P144" style:parent-style-name="Standard" style:family="paragraph">
      <style:text-properties style:font-name="monospace"/>
    </style:style>
    <style:style style:name="P145" style:parent-style-name="Standard" style:family="paragraph">
      <style:text-properties style:font-name="monospace"/>
    </style:style>
    <style:style style:name="T146" style:parent-style-name="DefaultParagraphFont" style:family="text">
      <style:text-properties style:font-name="monospace" fo:color="#000000" fo:font-size="10pt" style:font-size-asian="10pt" style:font-size-complex="10pt" fo:background-color="#FFFFFF"/>
    </style:style>
    <style:style style:name="T147" style:parent-style-name="DefaultParagraphFont" style:family="text">
      <style:text-properties style:font-name="monospace" fo:color="#000000" fo:background-color="#FFFFFF"/>
    </style:style>
    <style:style style:name="T148" style:parent-style-name="DefaultParagraphFont" style:family="text">
      <style:text-properties fo:background-color="#FFFFFF"/>
    </style:style>
    <style:style style:name="P149" style:parent-style-name="Standard" style:family="paragraph">
      <style:text-properties style:font-name="monospace"/>
    </style:style>
    <style:style style:name="T150" style:parent-style-name="DefaultParagraphFont" style:family="text">
      <style:text-properties style:font-name="monospace"/>
    </style:style>
    <style:style style:name="T151" style:parent-style-name="DefaultParagraphFont" style:family="text">
      <style:text-properties style:font-name="monospace" fo:color="#000000" fo:background-color="#FFFFFF"/>
    </style:style>
    <style:style style:name="P152" style:parent-style-name="Standard" style:family="paragraph">
      <style:text-properties style:font-name="monospace"/>
    </style:style>
    <style:style style:name="P153" style:parent-style-name="Standard" style:family="paragraph">
      <style:text-properties style:font-name="monospace" fo:background-color="#FFFF00"/>
    </style:style>
    <style:style style:name="T154" style:parent-style-name="DefaultParagraphFont" style:family="text">
      <style:text-properties style:font-name="monospace"/>
    </style:style>
    <style:style style:name="T155" style:parent-style-name="DefaultParagraphFont" style:family="text">
      <style:text-properties style:font-name="monospace"/>
    </style:style>
    <style:style style:name="T156" style:parent-style-name="DefaultParagraphFont" style:family="text">
      <style:text-properties style:font-name="monospace"/>
    </style:style>
    <style:style style:name="T157" style:parent-style-name="DefaultParagraphFont" style:family="text">
      <style:text-properties style:font-name="monospace"/>
    </style:style>
    <style:style style:name="T158" style:parent-style-name="DefaultParagraphFont" style:family="text">
      <style:text-properties style:font-name="monospace"/>
    </style:style>
    <style:style style:name="P159" style:parent-style-name="Standard" style:family="paragraph">
      <style:text-properties style:font-name="monospace"/>
    </style:style>
    <style:style style:name="P160" style:parent-style-name="Textbody" style:family="paragraph">
      <style:text-properties style:font-name="Consolas" fo:color="#C7254E" fo:font-size="9pt" style:font-size-asian="9pt" style:font-size-complex="9pt" fo:background-color="#F9F2F4"/>
    </style:style>
    <style:style style:name="P161" style:parent-style-name="Standard" style:family="paragraph">
      <style:text-properties style:font-name="monospace"/>
    </style:style>
    <style:style style:name="T162" style:parent-style-name="DefaultParagraphFont" style:family="text">
      <style:text-properties style:font-name="monospace" fo:color="#000000" fo:background-color="#FFFFFF"/>
    </style:style>
    <style:style style:name="T163" style:parent-style-name="DefaultParagraphFont" style:family="text">
      <style:text-properties style:font-name="monospace"/>
    </style:style>
    <style:style style:name="T164" style:parent-style-name="DefaultParagraphFont" style:family="text">
      <style:text-properties style:font-name="monospace" fo:color="#000000" fo:background-color="#FFFFFF"/>
    </style:style>
    <style:style style:name="T165" style:parent-style-name="DefaultParagraphFont" style:family="text">
      <style:text-properties style:font-name="monospace"/>
    </style:style>
    <style:style style:name="T166" style:parent-style-name="DefaultParagraphFont" style:family="text">
      <style:text-properties style:language-asian="zh" style:country-asian="CN"/>
    </style:style>
    <style:style style:name="P167" style:parent-style-name="Normal" style:family="paragraph">
      <style:paragraph-properties fo:widows="2" fo:orphans="2" style:vertical-align="auto" fo:background-color="#FDFD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8" style:parent-style-name="DefaultParagraphFont" style:family="text">
      <style:text-properties style:font-name="Consolas" style:font-name-asian="Times New Roman" style:font-name-complex="Courier New" fo:color="#444444" style:letter-kerning="false" fo:font-size="10pt" style:font-size-asian="10pt" style:font-size-complex="10pt" style:language-asian="zh" style:country-asian="CN" style:language-complex="ar" style:country-complex="SA"/>
    </style:style>
    <style:style style:name="T1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language-asian="zh" style:country-asian="CN" style:language-complex="ar" style:country-complex="SA"/>
    </style:style>
    <style:style style:name="T170" style:parent-style-name="DefaultParagraphFont" style:family="text">
      <style:text-properties style:font-name="Consolas" style:font-name-asian="Times New Roman" style:font-name-complex="Courier New" fo:color="#444444" style:letter-kerning="false" fo:font-size="10pt" style:font-size-asian="10pt" style:font-size-complex="10pt" style:language-asian="zh" style:country-asian="CN" style:language-complex="ar" style:country-complex="SA"/>
    </style:style>
    <style:style style:name="T171" style:parent-style-name="DefaultParagraphFon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zh" style:country-asian="CN" style:language-complex="ar" style:country-complex="SA"/>
    </style:style>
    <style:style style:name="T17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language-asian="zh" style:country-asian="CN" style:language-complex="ar" style:country-complex="SA"/>
    </style:style>
    <style:style style:name="T173" style:parent-style-name="DefaultParagraphFont" style:family="text">
      <style:text-properties style:font-name="Consolas" style:font-name-asian="Times New Roman" style:font-name-complex="Courier New" fo:color="#444444" style:letter-kerning="false" fo:font-size="10pt" style:font-size-asian="10pt" style:font-size-complex="10pt" style:language-asian="zh" style:country-asian="CN" style:language-complex="ar" style:country-complex="SA"/>
    </style:style>
    <style:style style:name="P174" style:parent-style-name="Heading3" style:family="paragraph">
      <style:text-properties fo:background-color="#FFFFFF"/>
    </style:style>
    <style:style style:name="P175" style:parent-style-name="Textbody" style:family="paragraph">
      <style:text-properties style:font-name="Liberation Mono" fo:color="#242729" fo:font-size="10pt" style:font-size-asian="10pt" style:font-size-complex="10pt" fo:background-color="#E4E6E8"/>
    </style:style>
    <style:style style:name="P176" style:parent-style-name="Textbody" style:family="paragraph">
      <style:text-properties style:font-name="monospace" fo:color="#000000" fo:background-color="#FFFFFF"/>
    </style:style>
    <style:style style:name="T177" style:parent-style-name="DefaultParagraphFont" style:family="text">
      <style:text-properties style:font-name="monospace" fo:color="#000000" fo:background-color="#FFFFFF"/>
    </style:style>
    <style:style style:name="T178" style:parent-style-name="DefaultParagraphFont" style:family="text">
      <style:text-properties style:font-name="monospace"/>
    </style:style>
    <style:style style:name="T179" style:parent-style-name="DefaultParagraphFont" style:family="text">
      <style:text-properties style:font-name="monospace"/>
    </style:style>
    <style:style style:name="P180" style:parent-style-name="Textbody" style:family="paragraph">
      <style:text-properties style:font-name="monospace"/>
    </style:style>
    <style:style style:name="T181" style:parent-style-name="DefaultParagraphFont" style:family="text">
      <style:text-properties style:font-name="monospace" fo:color="#000000" fo:background-color="#FFFFFF"/>
    </style:style>
    <style:style style:name="T182" style:parent-style-name="DefaultParagraphFont" style:family="text">
      <style:text-properties style:font-name="monospace"/>
    </style:style>
    <style:style style:name="T183" style:parent-style-name="DefaultParagraphFont" style:family="text">
      <style:text-properties style:font-name="monospace"/>
    </style:style>
    <style:style style:name="T184" style:parent-style-name="DefaultParagraphFont" style:family="text">
      <style:text-properties style:font-name="monospace"/>
    </style:style>
    <style:style style:name="T185" style:parent-style-name="DefaultParagraphFont" style:family="text">
      <style:text-properties style:font-name="monospace"/>
    </style:style>
    <style:style style:name="T186" style:parent-style-name="DefaultParagraphFont" style:family="text">
      <style:text-properties style:font-name="monospace"/>
    </style:style>
    <style:style style:name="P187" style:parent-style-name="Textbody" style:family="paragraph">
      <style:text-properties style:font-name="monospace"/>
    </style:style>
    <style:style style:name="P188" style:parent-style-name="Textbody" style:family="paragraph">
      <style:text-properties style:font-name="monospace"/>
    </style:style>
    <style:style style:name="T189" style:parent-style-name="DefaultParagraphFont" style:family="text">
      <style:text-properties style:font-name="monospace"/>
    </style:style>
    <style:style style:name="T190" style:parent-style-name="DefaultParagraphFont" style:family="text">
      <style:text-properties style:font-name="monospace"/>
    </style:style>
    <style:style style:name="T191" style:parent-style-name="DefaultParagraphFont" style:family="text">
      <style:text-properties style:font-name="monospace"/>
    </style:style>
    <style:style style:name="T192" style:parent-style-name="DefaultParagraphFont" style:family="text">
      <style:text-properties style:font-name="monospace"/>
    </style:style>
    <style:style style:name="T193" style:parent-style-name="DefaultParagraphFont" style:family="text">
      <style:text-properties style:font-name="monospace"/>
    </style:style>
    <style:style style:name="P194" style:parent-style-name="Textbody" style:family="paragraph">
      <style:text-properties style:font-name="monospace"/>
    </style:style>
    <style:style style:name="T195" style:parent-style-name="DefaultParagraphFont" style:family="text">
      <style:text-properties fo:background-color="#FFFFFF"/>
    </style:style>
    <style:style style:name="T196" style:parent-style-name="DefaultParagraphFont" style:family="text">
      <style:text-properties fo:background-color="#FFFFFF"/>
    </style:style>
    <style:style style:name="T197" style:parent-style-name="DefaultParagraphFont" style:family="text">
      <style:text-properties style:font-name="monospace" fo:color="#000000" fo:background-color="#FFFFFF"/>
    </style:style>
    <style:style style:name="T198" style:parent-style-name="DefaultParagraphFont" style:family="text">
      <style:text-properties style:font-name="monospace" fo:color="#000000"/>
    </style:style>
    <style:style style:name="T199" style:parent-style-name="DefaultParagraphFont" style:family="text">
      <style:text-properties style:font-name="monospace" fo:color="#000000"/>
    </style:style>
    <style:style style:name="T200" style:parent-style-name="DefaultParagraphFont" style:family="text">
      <style:text-properties style:font-name="monospace" fo:color="#000000"/>
    </style:style>
    <style:style style:name="T201" style:parent-style-name="DefaultParagraphFont" style:family="text">
      <style:text-properties style:font-name="monospace" fo:color="#000000"/>
    </style:style>
    <style:style style:name="T202" style:parent-style-name="DefaultParagraphFont" style:family="text">
      <style:text-properties style:font-name="monospace" fo:color="#000000"/>
    </style:style>
    <style:style style:name="T203" style:parent-style-name="DefaultParagraphFont" style:family="text">
      <style:text-properties style:font-name="monospace" fo:color="#000000"/>
    </style:style>
    <style:style style:name="T204" style:parent-style-name="DefaultParagraphFont" style:family="text">
      <style:text-properties style:font-name="monospace" fo:color="#000000"/>
    </style:style>
    <style:style style:name="T205" style:parent-style-name="DefaultParagraphFont" style:family="text">
      <style:text-properties style:font-name="monospace" fo:color="#000000"/>
    </style:style>
    <style:style style:name="T206" style:parent-style-name="DefaultParagraphFont" style:family="text">
      <style:text-properties style:font-name="monospace" fo:color="#000000"/>
    </style:style>
    <style:style style:name="T207" style:parent-style-name="DefaultParagraphFont" style:family="text">
      <style:text-properties style:font-name="monospace" fo:color="#000000"/>
    </style:style>
    <style:style style:name="T208" style:parent-style-name="DefaultParagraphFont" style:family="text">
      <style:text-properties style:font-name="monospace" fo:color="#000000"/>
    </style:style>
    <style:style style:name="T209" style:parent-style-name="DefaultParagraphFont" style:family="text">
      <style:text-properties style:font-name="monospace" fo:color="#000000"/>
    </style:style>
    <style:style style:name="T210" style:parent-style-name="DefaultParagraphFont" style:family="text">
      <style:text-properties style:font-name="monospace" fo:color="#000000"/>
    </style:style>
    <style:style style:name="T211" style:parent-style-name="DefaultParagraphFont" style:family="text">
      <style:text-properties style:font-name="monospace" fo:color="#000000"/>
    </style:style>
    <style:style style:name="T212" style:parent-style-name="DefaultParagraphFont" style:family="text">
      <style:text-properties style:font-name="monospace" fo:color="#000000"/>
    </style:style>
    <style:style style:name="T213" style:parent-style-name="DefaultParagraphFont" style:family="text">
      <style:text-properties style:font-name="monospace" fo:color="#000000"/>
    </style:style>
    <style:style style:name="T214" style:parent-style-name="DefaultParagraphFont" style:family="text">
      <style:text-properties style:font-name="monospace" fo:color="#000000"/>
    </style:style>
    <style:style style:name="T215" style:parent-style-name="DefaultParagraphFont" style:family="text">
      <style:text-properties style:font-name="monospace" fo:color="#000000"/>
    </style:style>
    <style:style style:name="T216" style:parent-style-name="DefaultParagraphFont" style:family="text">
      <style:text-properties style:font-name="monospace" fo:color="#000000"/>
    </style:style>
    <style:style style:name="T217" style:parent-style-name="DefaultParagraphFont" style:family="text">
      <style:text-properties style:font-name="monospace" fo:color="#000000"/>
    </style:style>
    <style:style style:name="T218" style:parent-style-name="DefaultParagraphFont" style:family="text">
      <style:text-properties style:font-name="monospace" fo:color="#000000"/>
    </style:style>
    <style:style style:name="T219" style:parent-style-name="DefaultParagraphFont" style:family="text">
      <style:text-properties style:font-name="monospace" fo:color="#000000"/>
    </style:style>
    <style:style style:name="T220" style:parent-style-name="DefaultParagraphFont" style:family="text">
      <style:text-properties style:font-name="monospace" fo:color="#000000"/>
    </style:style>
    <style:style style:name="T221" style:parent-style-name="DefaultParagraphFont" style:family="text">
      <style:text-properties style:font-name="monospace" fo:color="#000000"/>
    </style:style>
    <style:style style:name="T222" style:parent-style-name="DefaultParagraphFont" style:family="text">
      <style:text-properties style:font-name="monospace" fo:color="#000000"/>
    </style:style>
    <style:style style:name="T223" style:parent-style-name="DefaultParagraphFont" style:family="text">
      <style:text-properties style:font-name="monospace" fo:color="#000000"/>
    </style:style>
    <style:style style:name="T224" style:parent-style-name="DefaultParagraphFont" style:family="text">
      <style:text-properties style:font-name="monospace" fo:color="#000000"/>
    </style:style>
    <style:style style:name="T225" style:parent-style-name="DefaultParagraphFont" style:family="text">
      <style:text-properties style:font-name="monospace" fo:color="#000000"/>
    </style:style>
    <style:style style:name="T226" style:parent-style-name="DefaultParagraphFont" style:family="text">
      <style:text-properties style:font-name="monospace" fo:color="#000000"/>
    </style:style>
    <style:style style:name="T227" style:parent-style-name="DefaultParagraphFont" style:family="text">
      <style:text-properties style:font-name="monospace" fo:color="#000000"/>
    </style:style>
    <style:style style:name="T228" style:parent-style-name="DefaultParagraphFont" style:family="text">
      <style:text-properties style:font-name="monospace" fo:color="#000000"/>
    </style:style>
    <style:style style:name="T229" style:parent-style-name="DefaultParagraphFont" style:family="text">
      <style:text-properties style:font-name="monospace" fo:color="#000000"/>
    </style:style>
    <style:style style:name="T230" style:parent-style-name="DefaultParagraphFont" style:family="text">
      <style:text-properties style:font-name="monospace" fo:color="#000000"/>
    </style:style>
    <style:style style:name="T231" style:parent-style-name="DefaultParagraphFont" style:family="text">
      <style:text-properties style:font-name="monospace" fo:color="#000000"/>
    </style:style>
    <style:style style:name="T232" style:parent-style-name="DefaultParagraphFont" style:family="text">
      <style:text-properties style:font-name="monospace" fo:color="#000000"/>
    </style:style>
    <style:style style:name="T233" style:parent-style-name="DefaultParagraphFont" style:family="text">
      <style:text-properties style:font-name="monospace" fo:color="#000000"/>
    </style:style>
    <style:style style:name="T234" style:parent-style-name="DefaultParagraphFont" style:family="text">
      <style:text-properties style:font-name="monospace" fo:color="#000000"/>
    </style:style>
    <style:style style:name="T235" style:parent-style-name="DefaultParagraphFont" style:family="text">
      <style:text-properties style:font-name="monospace" fo:color="#000000"/>
    </style:style>
    <style:style style:name="T236" style:parent-style-name="DefaultParagraphFont" style:family="text">
      <style:text-properties style:font-name="monospace" fo:color="#000000"/>
    </style:style>
    <style:style style:name="T237" style:parent-style-name="DefaultParagraphFont" style:family="text">
      <style:text-properties style:font-name="monospace" fo:color="#000000"/>
    </style:style>
    <style:style style:name="T238" style:parent-style-name="DefaultParagraphFont" style:family="text">
      <style:text-properties style:font-name="monospace" fo:color="#000000"/>
    </style:style>
    <style:style style:name="T239" style:parent-style-name="DefaultParagraphFont" style:family="text">
      <style:text-properties style:font-name="monospace" fo:color="#000000"/>
    </style:style>
    <style:style style:name="P240" style:parent-style-name="Standard" style:family="paragraph">
      <style:text-properties style:font-name="monospace"/>
    </style:style>
    <style:style style:name="P241" style:parent-style-name="Standard" style:family="paragraph">
      <style:text-properties style:font-name="monospace"/>
    </style:style>
    <style:style style:name="P242" style:parent-style-name="Standard" style:family="paragraph">
      <style:text-properties style:font-name="monospace"/>
    </style:style>
    <style:style style:name="T243" style:parent-style-name="DefaultParagraphFont" style:family="text">
      <style:text-properties style:font-name="monospace" fo:color="#000000" fo:background-color="#FFFFFF"/>
    </style:style>
    <style:style style:name="T244" style:parent-style-name="DefaultParagraphFont" style:family="text">
      <style:text-properties style:font-name="monospace"/>
    </style:style>
    <style:style style:name="T245" style:parent-style-name="DefaultParagraphFont" style:family="text">
      <style:text-properties style:font-name="monospace"/>
    </style:style>
    <style:style style:name="P246" style:parent-style-name="Standard" style:family="paragraph">
      <style:text-properties style:font-name="monospace"/>
    </style:style>
    <style:style style:name="P247" style:parent-style-name="Standard" style:family="paragraph">
      <style:text-properties style:font-name="monospace"/>
    </style:style>
    <style:style style:name="P248" style:parent-style-name="Standard" style:family="paragraph">
      <style:text-properties style:font-name="monospace"/>
    </style:style>
    <style:style style:name="P249" style:parent-style-name="Standard" style:family="paragraph">
      <style:text-properties style:font-name="monospace"/>
    </style:style>
    <style:style style:name="T250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251" style:parent-style-name="DefaultParagraphFont" style:family="text">
      <style:text-properties style:font-name="monospace" fo:font-size="10pt" style:font-size-asian="10pt" style:font-size-complex="10pt" fo:background-color="#FFF200"/>
    </style:style>
    <style:style style:name="T252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P253" style:parent-style-name="Standard" style:family="paragraph">
      <style:text-properties style:font-name="monospace" fo:color="#000000" fo:font-size="10pt" style:font-size-asian="10pt" style:font-size-complex="10pt" fo:background-color="#FFF200"/>
    </style:style>
    <style:style style:name="T254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255" style:parent-style-name="DefaultParagraphFont" style:family="text">
      <style:text-properties style:font-name="monospace"/>
    </style:style>
    <style:style style:name="P256" style:parent-style-name="Standard" style:family="paragraph">
      <style:text-properties style:font-name="monospace"/>
    </style:style>
    <style:style style:name="T257" style:parent-style-name="DefaultParagraphFont" style:family="text">
      <style:text-properties style:font-name="monospace"/>
    </style:style>
    <style:style style:name="P258" style:parent-style-name="Standard" style:family="paragraph">
      <style:text-properties style:font-name="monospace"/>
    </style:style>
    <style:style style:name="P259" style:parent-style-name="Standard" style:family="paragraph">
      <style:text-properties style:font-name="monospace"/>
    </style:style>
    <style:style style:name="T260" style:parent-style-name="DefaultParagraphFont" style:family="text">
      <style:text-properties style:font-name="monospace" fo:color="#000000" fo:background-color="#FFFFFF"/>
    </style:style>
    <style:style style:name="T261" style:parent-style-name="DefaultParagraphFont" style:family="text">
      <style:text-properties style:font-name="monospace"/>
    </style:style>
    <style:style style:name="T262" style:parent-style-name="DefaultParagraphFont" style:family="text">
      <style:text-properties style:font-name="monospace" fo:color="#000000" fo:background-color="#FFFFFF"/>
    </style:style>
    <style:style style:name="T263" style:parent-style-name="DefaultParagraphFont" style:family="text">
      <style:text-properties style:font-name="monospace"/>
    </style:style>
    <style:style style:name="P264" style:parent-style-name="Standard" style:family="paragraph">
      <style:text-properties style:font-name="monospace"/>
    </style:style>
    <style:style style:name="P265" style:parent-style-name="Standard" style:family="paragraph">
      <style:text-properties style:font-name="monospace"/>
    </style:style>
    <style:style style:name="T266" style:parent-style-name="DefaultParagraphFont" style:family="text">
      <style:text-properties style:font-name="monospace" fo:color="#000000" fo:background-color="#FFFFFF"/>
    </style:style>
    <style:style style:name="T267" style:parent-style-name="DefaultParagraphFont" style:family="text">
      <style:text-properties style:font-name="monospace"/>
    </style:style>
    <style:style style:name="T268" style:parent-style-name="DefaultParagraphFont" style:family="text">
      <style:text-properties style:font-name="monospace" fo:color="#000000" fo:background-color="#FFFFFF"/>
    </style:style>
    <style:style style:name="T269" style:parent-style-name="DefaultParagraphFont" style:family="text">
      <style:text-properties style:font-name="monospace"/>
    </style:style>
    <style:style style:name="T270" style:parent-style-name="DefaultParagraphFont" style:family="text">
      <style:text-properties style:font-name="monospace"/>
    </style:style>
    <style:style style:name="P271" style:parent-style-name="Textbody" style:family="paragraph">
      <style:text-properties style:font-name="monospace"/>
    </style:style>
    <style:style style:name="T272" style:parent-style-name="DefaultParagraphFont" style:family="text">
      <style:text-properties style:font-name="WenQuanYi Micro Hei" style:font-name-asian="WenQuanYi Micro Hei"/>
    </style:style>
    <style:style style:name="T273" style:parent-style-name="SourceText" style:family="text">
      <style:text-properties style:font-name="WenQuanYi Micro Hei" style:font-name-asian="WenQuanYi Micro Hei"/>
    </style:style>
    <style:style style:name="T274" style:parent-style-name="SourceText" style:family="text">
      <style:text-properties style:font-name="WenQuanYi Micro Hei" style:font-name-asian="WenQuanYi Micro Hei"/>
    </style:style>
    <style:style style:name="T275" style:parent-style-name="SourceText" style:family="text">
      <style:text-properties style:font-name="WenQuanYi Micro Hei" style:font-name-asian="WenQuanYi Micro Hei"/>
    </style:style>
    <style:style style:name="T276" style:parent-style-name="SourceText" style:family="text">
      <style:text-properties style:font-name="monospace" style:font-name-asian="WenQuanYi Micro Hei" fo:color="#000000" fo:background-color="#FFFFFF"/>
    </style:style>
    <style:style style:name="T277" style:parent-style-name="SourceText" style:family="text">
      <style:text-properties style:font-name="monospace" style:font-name-asian="WenQuanYi Micro Hei" fo:color="#000000" fo:background-color="#FFFFFF"/>
    </style:style>
    <style:style style:name="T278" style:parent-style-name="SourceText" style:family="text">
      <style:text-properties style:font-name="monospace" style:font-name-asian="WenQuanYi Micro Hei" fo:color="#000000" fo:background-color="#FFFFFF"/>
    </style:style>
    <style:style style:name="T279" style:parent-style-name="SourceText" style:family="text">
      <style:text-properties style:font-name="monospace" style:font-name-asian="WenQuanYi Micro Hei"/>
    </style:style>
    <style:style style:name="T280" style:parent-style-name="SourceText" style:family="text">
      <style:text-properties style:font-name="WenQuanYi Micro Hei" style:font-name-asian="WenQuanYi Micro Hei"/>
    </style:style>
    <style:style style:name="T281" style:parent-style-name="SourceText" style:family="text">
      <style:text-properties style:font-name="WenQuanYi Micro Hei" style:font-name-asian="WenQuanYi Micro Hei"/>
    </style:style>
    <style:style style:name="T282" style:parent-style-name="SourceText" style:family="text">
      <style:text-properties style:font-name="WenQuanYi Micro Hei" style:font-name-asian="WenQuanYi Micro Hei" fo:color="#000000" fo:background-color="#FFFFFF"/>
    </style:style>
    <style:style style:name="T283" style:parent-style-name="SourceText" style:family="text">
      <style:text-properties style:font-name="monospace" style:font-name-asian="WenQuanYi Micro Hei" fo:color="#000000" fo:background-color="#FFFFFF"/>
    </style:style>
    <style:style style:name="T284" style:parent-style-name="SourceText" style:family="text">
      <style:text-properties style:font-name="monospace" style:font-name-asian="WenQuanYi Micro Hei" fo:color="#000000" fo:background-color="#FFFFFF"/>
    </style:style>
    <style:style style:name="T285" style:parent-style-name="SourceText" style:family="text">
      <style:text-properties style:font-name="monospace" style:font-name-asian="WenQuanYi Micro Hei" fo:color="#000000" fo:background-color="#FFFFFF"/>
    </style:style>
    <style:style style:name="T286" style:parent-style-name="SourceText" style:family="text">
      <style:text-properties style:font-name="monospace" style:font-name-asian="WenQuanYi Micro Hei" fo:color="#000000" fo:background-color="#FFFFFF"/>
    </style:style>
    <style:style style:name="T287" style:parent-style-name="SourceText" style:family="text">
      <style:text-properties style:font-name="monospace" style:font-name-asian="WenQuanYi Micro Hei" fo:color="#000000" fo:background-color="#FFFFFF"/>
    </style:style>
    <style:style style:name="T288" style:parent-style-name="SourceText" style:family="text">
      <style:text-properties style:font-name="monospace" style:font-name-asian="WenQuanYi Micro Hei"/>
    </style:style>
    <style:style style:name="T289" style:parent-style-name="SourceText" style:family="text">
      <style:text-properties style:font-name="monospace" style:font-name-asian="WenQuanYi Micro Hei"/>
    </style:style>
    <style:style style:name="T290" style:parent-style-name="SourceText" style:family="text">
      <style:text-properties style:font-name="WenQuanYi Micro Hei" style:font-name-asian="WenQuanYi Micro Hei"/>
    </style:style>
    <style:style style:name="T291" style:parent-style-name="SourceText" style:family="text">
      <style:text-properties style:font-name="WenQuanYi Micro Hei" style:font-name-asian="WenQuanYi Micro Hei"/>
    </style:style>
    <style:style style:name="P292" style:parent-style-name="Textbody" style:family="paragraph">
      <style:text-properties style:font-name="monospace"/>
    </style:style>
    <style:style style:name="P293" style:parent-style-name="Textbody" style:family="paragraph">
      <style:text-properties style:font-name="monospace" fo:color="#000000" fo:background-color="#FFFFFF"/>
    </style:style>
    <style:style style:name="P294" style:parent-style-name="Textbody" style:family="paragraph">
      <style:text-properties style:font-name="monospace" fo:color="#000000" fo:background-color="#FFFFFF"/>
    </style:style>
    <style:style style:name="T295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296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P297" style:parent-style-name="Textbody" style:family="paragraph">
      <style:text-properties style:font-name="monospace" fo:color="#000000" fo:font-size="10pt" style:font-size-asian="10pt" style:font-size-complex="10pt" fo:background-color="#FFF200"/>
    </style:style>
    <style:style style:name="P298" style:parent-style-name="Textbody" style:family="paragraph">
      <style:text-properties style:font-name="monospace" fo:color="#000000" fo:background-color="#FFFFFF"/>
    </style:style>
    <style:style style:name="P299" style:parent-style-name="Textbody" style:family="paragraph">
      <style:text-properties style:font-name="monospace" fo:color="#000000" fo:background-color="#FFFFFF"/>
    </style:style>
    <style:style style:name="P300" style:parent-style-name="Textbody" style:family="paragraph">
      <style:text-properties style:font-name="monospace" fo:color="#000000" fo:font-size="10pt" style:font-size-asian="10pt" style:font-size-complex="10pt" fo:background-color="#FFF200"/>
    </style:style>
    <style:style style:name="P301" style:parent-style-name="Textbody" style:family="paragraph">
      <style:text-properties style:font-name="monospace" fo:color="#000000" fo:background-color="#FFFFFF"/>
    </style:style>
    <style:style style:name="P302" style:parent-style-name="Textbody" style:family="paragraph">
      <style:text-properties style:font-name="monospace" fo:color="#000000" fo:background-color="#FFFFFF"/>
    </style:style>
    <style:style style:name="P303" style:parent-style-name="Textbody" style:family="paragraph">
      <style:text-properties style:font-name="monospace" fo:color="#000000" fo:background-color="#FFFFFF"/>
    </style:style>
    <style:style style:name="P304" style:parent-style-name="Textbody" style:family="paragraph">
      <style:text-properties style:font-name="monospace" fo:color="#000000" fo:font-size="16pt" style:font-size-asian="16pt" style:font-size-complex="16pt" fo:background-color="#FFFFFF"/>
    </style:style>
    <style:style style:name="P305" style:parent-style-name="Textbody" style:family="paragraph">
      <style:text-properties style:font-name="monospace" fo:color="#000000" fo:background-color="#FFFFFF"/>
    </style:style>
    <style:style style:name="P306" style:parent-style-name="Textbody" style:family="paragraph">
      <style:text-properties style:font-name="monospace" fo:color="#000000" fo:background-color="#FFFFFF"/>
    </style:style>
    <style:style style:name="P307" style:parent-style-name="Textbody" style:family="paragraph">
      <style:text-properties style:font-name="monospace" fo:color="#000000" fo:background-color="#FFFFFF"/>
    </style:style>
    <style:style style:name="P308" style:parent-style-name="Textbody" style:family="paragraph">
      <style:text-properties style:font-name="monospace" fo:color="#000000" fo:background-color="#FFFFFF"/>
    </style:style>
    <style:style style:name="P309" style:parent-style-name="Textbody" style:family="paragraph">
      <style:text-properties style:font-name="monospace" fo:color="#000000" fo:background-color="#FFFFFF"/>
    </style:style>
    <style:style style:name="P310" style:parent-style-name="Textbody" style:family="paragraph">
      <style:text-properties style:font-name="monospace" fo:color="#000000" fo:background-color="#FFFFFF"/>
    </style:style>
    <style:style style:name="P311" style:parent-style-name="Textbody" style:family="paragraph">
      <style:text-properties style:font-name="monospace" fo:color="#000000" fo:background-color="#FFFFFF"/>
    </style:style>
    <style:style style:name="P312" style:parent-style-name="Textbody" style:family="paragraph">
      <style:text-properties style:font-name="monospace" fo:color="#000000" fo:background-color="#FFFFFF"/>
    </style:style>
    <style:style style:name="P313" style:parent-style-name="Textbody" style:family="paragraph">
      <style:text-properties style:font-name="monospace" fo:color="#000000" fo:background-color="#FFFFFF"/>
    </style:style>
    <style:style style:name="P314" style:parent-style-name="Textbody" style:family="paragraph">
      <style:text-properties style:font-name="monospace" fo:color="#000000" fo:background-color="#FFFFFF"/>
    </style:style>
    <style:style style:name="P315" style:parent-style-name="Textbody" style:family="paragraph">
      <style:text-properties style:font-name="monospace" fo:color="#000000" fo:background-color="#FFFFFF"/>
    </style:style>
    <style:style style:name="P316" style:parent-style-name="Textbody" style:family="paragraph">
      <style:text-properties style:font-name="monospace" fo:color="#000000" fo:background-color="#FFFFFF"/>
    </style:style>
    <style:style style:name="P317" style:parent-style-name="Textbody" style:family="paragraph">
      <style:text-properties style:font-name="monospace" fo:color="#000000" fo:background-color="#FFFFFF"/>
    </style:style>
    <style:style style:name="P318" style:parent-style-name="Textbody" style:family="paragraph">
      <style:text-properties style:font-name="monospace" fo:color="#000000" fo:background-color="#FFFFFF"/>
    </style:style>
    <style:style style:name="P319" style:parent-style-name="Textbody" style:family="paragraph">
      <style:text-properties style:font-name="monospace" fo:color="#000000" fo:background-color="#FFFFFF"/>
    </style:style>
    <style:style style:name="P320" style:parent-style-name="Textbody" style:family="paragraph">
      <style:text-properties style:font-name="monospace" fo:color="#000000" fo:background-color="#FFFFFF"/>
    </style:style>
    <style:style style:name="P321" style:parent-style-name="Textbody" style:family="paragraph">
      <style:text-properties style:font-name="monospace" fo:color="#000000" fo:background-color="#FFFFFF"/>
    </style:style>
    <style:style style:name="P322" style:parent-style-name="Textbody" style:family="paragraph">
      <style:text-properties style:font-name="monospace" fo:color="#000000" fo:background-color="#FFFFFF"/>
    </style:style>
    <style:style style:name="P323" style:parent-style-name="Textbody" style:family="paragraph">
      <style:text-properties style:font-name="monospace" fo:color="#000000" fo:background-color="#FFFFFF"/>
    </style:style>
    <style:style style:name="P324" style:parent-style-name="Textbody" style:family="paragraph">
      <style:text-properties style:font-name="monospace" fo:color="#000000" fo:background-color="#FFFFFF"/>
    </style:style>
    <style:style style:name="P325" style:parent-style-name="Standard" style:family="paragraph">
      <style:text-properties style:font-name="monospace" fo:color="#000000" fo:background-color="#FFFFFF"/>
    </style:style>
    <style:style style:name="P326" style:parent-style-name="Textbody" style:family="paragraph">
      <style:text-properties style:font-name="monospace" fo:color="#000000" fo:background-color="#FFFFFF"/>
    </style:style>
    <style:style style:name="P327" style:parent-style-name="Textbody" style:family="paragraph">
      <style:text-properties style:font-name="monospace" fo:color="#000000" fo:background-color="#FFFFFF"/>
    </style:style>
    <style:style style:name="P328" style:parent-style-name="Textbody" style:family="paragraph">
      <style:text-properties style:font-name="monospace" fo:color="#000000" fo:background-color="#FFFFFF"/>
    </style:style>
    <style:style style:name="P329" style:parent-style-name="Textbody" style:family="paragraph">
      <style:text-properties style:font-name="monospace" fo:color="#000000" fo:background-color="#FFFFFF"/>
    </style:style>
    <style:style style:name="P330" style:parent-style-name="Standard" style:family="paragraph">
      <style:text-properties style:font-name="monospace" fo:color="#000000" fo:background-color="#FFFFFF"/>
    </style:style>
    <style:style style:name="P331" style:parent-style-name="Textbody" style:family="paragraph">
      <style:text-properties style:font-name="monospace" fo:color="#000000" fo:background-color="#FFFFFF"/>
    </style:style>
    <style:style style:name="P332" style:parent-style-name="Textbody" style:family="paragraph">
      <style:text-properties style:font-name="monospace" fo:color="#000000" fo:background-color="#FFFFFF"/>
    </style:style>
    <style:style style:name="P333" style:parent-style-name="Textbody" style:family="paragraph">
      <style:text-properties style:font-name="monospace" fo:color="#000000" fo:background-color="#FFFFFF"/>
    </style:style>
    <style:style style:name="P334" style:parent-style-name="Textbody" style:family="paragraph">
      <style:text-properties style:font-name="monospace" fo:color="#000000" fo:background-color="#FFFFFF"/>
    </style:style>
    <style:style style:name="P335" style:parent-style-name="Textbody" style:family="paragraph">
      <style:text-properties style:font-name="monospace" fo:color="#000000" fo:background-color="#FFFFFF"/>
    </style:style>
    <style:style style:name="P336" style:parent-style-name="Standard" style:family="paragraph">
      <style:text-properties style:font-name="monospace" fo:color="#000000" fo:background-color="#FFFFFF"/>
    </style:style>
    <style:style style:name="P337" style:parent-style-name="Textbody" style:family="paragraph">
      <style:text-properties style:font-name="monospace" fo:color="#000000" fo:background-color="#FFFFFF"/>
    </style:style>
    <style:style style:name="P338" style:parent-style-name="Textbody" style:family="paragraph">
      <style:text-properties style:font-name="monospace" fo:color="#000000" fo:background-color="#FFFFFF"/>
    </style:style>
    <style:style style:name="P339" style:parent-style-name="Textbody" style:family="paragraph">
      <style:text-properties style:font-name="monospace" fo:color="#000000" fo:background-color="#FFFFFF"/>
    </style:style>
    <style:style style:name="P340" style:parent-style-name="Textbody" style:family="paragraph">
      <style:text-properties style:font-name="monospace" fo:color="#000000" fo:background-color="#FFFFFF"/>
    </style:style>
    <style:style style:name="P341" style:parent-style-name="Standard" style:family="paragraph">
      <style:text-properties style:font-name="monospace" fo:color="#000000" fo:background-color="#FFFFFF"/>
    </style:style>
    <style:style style:name="P342" style:parent-style-name="Textbody" style:family="paragraph">
      <style:text-properties style:font-name="monospace" fo:color="#808080" fo:background-color="#FFFFFF"/>
    </style:style>
    <style:style style:name="P343" style:parent-style-name="Textbody" style:family="paragraph">
      <style:text-properties style:font-name="monospace" fo:color="#808080" fo:background-color="#FFFFFF"/>
    </style:style>
    <style:style style:name="P344" style:parent-style-name="Textbody" style:family="paragraph">
      <style:text-properties style:font-name="monospace" fo:color="#808080" fo:background-color="#FFFFFF"/>
    </style:style>
    <style:style style:name="P345" style:parent-style-name="Textbody" style:family="paragraph">
      <style:text-properties style:font-name="monospace" fo:color="#808080" fo:background-color="#FFFFFF"/>
    </style:style>
    <style:style style:name="P346" style:parent-style-name="Textbody" style:family="paragraph">
      <style:text-properties style:font-name="monospace" fo:color="#000000" fo:background-color="#FFFFFF"/>
    </style:style>
    <style:style style:name="P347" style:parent-style-name="Standard" style:family="paragraph">
      <style:text-properties style:font-name="monospace" fo:color="#000000" fo:background-color="#FFFFFF"/>
    </style:style>
    <style:style style:name="P348" style:parent-style-name="Textbody" style:family="paragraph">
      <style:text-properties style:font-name="monospace" fo:color="#000000" fo:background-color="#FFFFFF"/>
    </style:style>
    <style:style style:name="P349" style:parent-style-name="Textbody" style:family="paragraph">
      <style:text-properties style:font-name="monospace" fo:color="#000000" fo:background-color="#FFFFFF"/>
    </style:style>
    <style:style style:name="P350" style:parent-style-name="Textbody" style:family="paragraph">
      <style:text-properties style:font-name="monospace" fo:color="#000000" fo:background-color="#FFFFFF"/>
    </style:style>
    <style:style style:name="P351" style:parent-style-name="Textbody" style:family="paragraph">
      <style:text-properties style:font-name="monospace" fo:color="#000000" fo:background-color="#FFFFFF"/>
    </style:style>
    <style:style style:name="P352" style:parent-style-name="Textbody" style:family="paragraph">
      <style:text-properties style:font-name="monospace" fo:color="#000000" fo:background-color="#FFFFFF"/>
    </style:style>
    <style:style style:name="P353" style:parent-style-name="Textbody" style:family="paragraph">
      <style:text-properties style:font-name="monospace" fo:color="#000000" fo:background-color="#FFFFFF"/>
    </style:style>
    <style:style style:name="P354" style:parent-style-name="Textbody" style:family="paragraph">
      <style:text-properties style:font-name="monospace" fo:color="#000000" fo:background-color="#FFFFFF"/>
    </style:style>
    <style:style style:name="P355" style:parent-style-name="Textbody" style:family="paragraph">
      <style:text-properties style:font-name="monospace" fo:color="#000000" fo:background-color="#FFFFFF"/>
    </style:style>
    <style:style style:name="P356" style:parent-style-name="Textbody" style:family="paragraph">
      <style:text-properties style:font-name="monospace" fo:color="#000000" fo:background-color="#FFFFFF"/>
    </style:style>
    <style:style style:name="P357" style:parent-style-name="Textbody" style:family="paragraph">
      <style:text-properties style:font-name="monospace" fo:color="#000000" fo:background-color="#FFFFFF"/>
    </style:style>
    <style:style style:name="P358" style:parent-style-name="Textbody" style:family="paragraph">
      <style:text-properties style:font-name="monospace" fo:color="#000000" fo:background-color="#FFFFFF"/>
    </style:style>
    <style:style style:name="T359" style:parent-style-name="DefaultParagraphFont" style:family="text">
      <style:text-properties style:font-name="monospace" fo:color="#000000" fo:background-color="#FFFFFF"/>
    </style:style>
    <style:style style:name="T360" style:parent-style-name="DefaultParagraphFont" style:family="text">
      <style:text-properties style:font-name="monospace" fo:color="#000000" fo:background-color="#FFFFFF"/>
    </style:style>
    <style:style style:name="T361" style:parent-style-name="DefaultParagraphFont" style:family="text">
      <style:text-properties style:font-name="monospace"/>
    </style:style>
    <style:style style:name="T362" style:parent-style-name="DefaultParagraphFont" style:family="text">
      <style:text-properties style:font-name="monospace"/>
    </style:style>
    <style:style style:name="T363" style:parent-style-name="DefaultParagraphFont" style:family="text">
      <style:text-properties style:font-name="monospace"/>
    </style:style>
    <style:style style:name="P364" style:parent-style-name="Textbody" style:family="paragraph">
      <style:text-properties style:font-name="monospace"/>
    </style:style>
    <style:style style:name="P365" style:parent-style-name="Textbody" style:family="paragraph">
      <style:text-properties style:font-name="monospace"/>
    </style:style>
    <style:style style:name="T366" style:parent-style-name="DefaultParagraphFont" style:family="text">
      <style:text-properties style:font-name="monospace" fo:color="#000000" fo:background-color="#FFFFFF"/>
    </style:style>
    <style:style style:name="T367" style:parent-style-name="DefaultParagraphFont" style:family="text">
      <style:text-properties style:font-name="monospace"/>
    </style:style>
    <style:style style:name="P368" style:parent-style-name="Textbody" style:family="paragraph">
      <style:text-properties style:font-name="monospace"/>
    </style:style>
    <style:style style:name="P369" style:parent-style-name="Textbody" style:family="paragraph">
      <style:text-properties style:font-name="monospace"/>
    </style:style>
    <style:style style:name="T370" style:parent-style-name="DefaultParagraphFont" style:family="text">
      <style:text-properties style:font-name="monospace"/>
    </style:style>
    <style:style style:name="P371" style:parent-style-name="Textbody" style:family="paragraph">
      <style:text-properties style:font-name="monospace"/>
    </style:style>
    <style:style style:name="P372" style:parent-style-name="Textbody" style:family="paragraph">
      <style:text-properties style:font-name="monospace"/>
    </style:style>
    <style:style style:name="T373" style:parent-style-name="DefaultParagraphFont" style:family="text">
      <style:text-properties style:font-name="monospace"/>
    </style:style>
    <style:style style:name="T374" style:parent-style-name="DefaultParagraphFont" style:family="text">
      <style:text-properties style:font-name="monospace"/>
    </style:style>
    <style:style style:name="P375" style:parent-style-name="Textbody" style:family="paragraph">
      <style:text-properties style:font-name="monospace"/>
    </style:style>
    <style:style style:name="T376" style:parent-style-name="DefaultParagraphFont" style:family="text">
      <style:text-properties style:font-name="monospace"/>
    </style:style>
    <style:style style:name="T377" style:parent-style-name="DefaultParagraphFont" style:family="text">
      <style:text-properties style:font-name="monospace" fo:color="#000000" fo:background-color="#FFFFFF"/>
    </style:style>
    <style:style style:name="T378" style:parent-style-name="DefaultParagraphFont" style:family="text">
      <style:text-properties style:font-name="monospace"/>
    </style:style>
    <style:style style:name="T379" style:parent-style-name="DefaultParagraphFont" style:family="text">
      <style:text-properties style:font-name="monospace" fo:color="#000000" fo:background-color="#FFFFFF"/>
    </style:style>
    <style:style style:name="T380" style:parent-style-name="DefaultParagraphFont" style:family="text">
      <style:text-properties style:font-name="monospace" fo:color="#000000" fo:background-color="#FFFFFF"/>
    </style:style>
    <style:style style:name="T381" style:parent-style-name="DefaultParagraphFont" style:family="text">
      <style:text-properties style:font-name="monospace"/>
    </style:style>
    <style:style style:name="P382" style:parent-style-name="Textbody" style:family="paragraph">
      <style:text-properties style:font-name="monospace"/>
    </style:style>
    <style:style style:name="T383" style:parent-style-name="DefaultParagraphFont" style:family="text">
      <style:text-properties style:font-name="monospace" fo:color="#000000" fo:background-color="#FFFFFF"/>
    </style:style>
    <style:style style:name="T384" style:parent-style-name="DefaultParagraphFont" style:family="text">
      <style:text-properties style:font-name="monospace"/>
    </style:style>
    <style:style style:name="T385" style:parent-style-name="DefaultParagraphFont" style:family="text">
      <style:text-properties style:font-name="monospace"/>
    </style:style>
    <style:style style:name="T386" style:parent-style-name="DefaultParagraphFont" style:family="text">
      <style:text-properties style:language-asian="zh" style:country-asian="CN"/>
    </style:style>
    <style:style style:name="P387" style:parent-style-name="Textbody" style:family="paragraph">
      <style:text-properties style:font-name="monospace" fo:color="#000000" fo:background-color="#FFFFFF"/>
    </style:style>
    <style:style style:name="T388" style:parent-style-name="DefaultParagraphFont" style:family="text">
      <style:text-properties style:font-name="monospace" fo:color="#000000" fo:background-color="#FFFFFF"/>
    </style:style>
    <style:style style:name="T389" style:parent-style-name="DefaultParagraphFont" style:family="text">
      <style:text-properties style:font-name="monospace"/>
    </style:style>
    <style:style style:name="T390" style:parent-style-name="DefaultParagraphFont" style:family="text">
      <style:text-properties style:font-name="monospace"/>
    </style:style>
    <style:style style:name="P391" style:parent-style-name="Textbody" style:family="paragraph">
      <style:text-properties style:font-name="monospace"/>
    </style:style>
    <style:style style:name="P392" style:parent-style-name="Textbody" style:family="paragraph">
      <style:text-properties style:font-name="monospace"/>
    </style:style>
    <style:style style:name="T393" style:parent-style-name="DefaultParagraphFont" style:family="text">
      <style:text-properties style:font-name="monospace"/>
    </style:style>
    <style:style style:name="T394" style:parent-style-name="DefaultParagraphFont" style:family="text">
      <style:text-properties style:font-name="monospace"/>
    </style:style>
    <style:style style:name="P395" style:parent-style-name="Textbody" style:family="paragraph">
      <style:text-properties style:font-name="monospace"/>
    </style:style>
    <style:style style:name="T396" style:parent-style-name="DefaultParagraphFont" style:family="text">
      <style:text-properties style:font-name="monospace" fo:color="#000000" fo:background-color="#FFFFFF"/>
    </style:style>
    <style:style style:name="T397" style:parent-style-name="DefaultParagraphFont" style:family="text">
      <style:text-properties style:font-name="monospace" fo:color="#000000" fo:background-color="#FFFFFF" style:language-asian="zh" style:country-asian="CN"/>
    </style:style>
    <style:style style:name="T398" style:parent-style-name="DefaultParagraphFont" style:family="text">
      <style:text-properties style:font-name="monospace" fo:color="#000000" fo:background-color="#FFFFFF"/>
    </style:style>
    <style:style style:name="T399" style:parent-style-name="DefaultParagraphFont" style:family="text">
      <style:text-properties style:font-name="monospace" fo:color="#000000" fo:background-color="#FFFFFF"/>
    </style:style>
    <style:style style:name="P400" style:parent-style-name="Standard" style:family="paragraph">
      <style:text-properties style:font-name="monospace" fo:color="#000000" fo:background-color="#FFFFFF"/>
    </style:style>
    <style:style style:name="P401" style:parent-style-name="Standard" style:family="paragraph">
      <style:text-properties style:font-name="monospace" fo:color="#000000" fo:background-color="#FFFFFF"/>
    </style:style>
    <style:style style:name="T402" style:parent-style-name="DefaultParagraphFont" style:family="text">
      <style:text-properties style:font-name="monospace" fo:color="#000000" fo:background-color="#FFFFFF"/>
    </style:style>
    <style:style style:name="T403" style:parent-style-name="DefaultParagraphFont" style:family="text">
      <style:text-properties style:font-name="monospace" fo:color="#000000" fo:background-color="#FFFFFF"/>
    </style:style>
    <style:style style:name="T404" style:parent-style-name="DefaultParagraphFont" style:family="text">
      <style:text-properties style:font-name="monospace" fo:color="#000000" fo:background-color="#FFFFFF"/>
    </style:style>
    <style:style style:name="T405" style:parent-style-name="DefaultParagraphFont" style:family="text">
      <style:text-properties style:font-name="monospace" fo:color="#000000" fo:background-color="#FFFFFF"/>
    </style:style>
    <style:style style:name="T406" style:parent-style-name="DefaultParagraphFont" style:family="text">
      <style:text-properties style:font-name="monospace" fo:color="#000000" fo:background-color="#FFFFFF"/>
    </style:style>
    <style:style style:name="T407" style:parent-style-name="DefaultParagraphFont" style:family="text">
      <style:text-properties style:font-name="monospace" fo:color="#000000" fo:background-color="#FFFFFF"/>
    </style:style>
    <style:style style:name="P408" style:parent-style-name="Standard" style:family="paragraph">
      <style:text-properties style:font-name="monospace" fo:color="#000000" fo:background-color="#FFFFFF"/>
    </style:style>
    <style:style style:name="P409" style:parent-style-name="Textbody" style:family="paragraph">
      <style:text-properties style:font-name="monospace" fo:color="#000000" fo:background-color="#FFFFFF"/>
    </style:style>
    <style:style style:name="T410" style:parent-style-name="DefaultParagraphFont" style:family="text">
      <style:text-properties style:font-name="monospace" fo:background-color="#FFF200" style:language-asian="zh" style:country-asian="CN"/>
    </style:style>
    <style:style style:name="T411" style:parent-style-name="DefaultParagraphFont" style:family="text">
      <style:text-properties style:font-name="monospace" fo:background-color="#FFF200"/>
    </style:style>
    <style:style style:name="P412" style:parent-style-name="Textbody" style:family="paragraph">
      <style:text-properties style:font-name="monospace" fo:color="#000000" fo:background-color="#FFFFFF"/>
    </style:style>
    <style:style style:name="P413" style:parent-style-name="Textbody" style:family="paragraph">
      <style:text-properties style:font-name="monospace" fo:color="#000000" fo:background-color="#FFFFFF"/>
    </style:style>
    <style:style style:name="P414" style:parent-style-name="Textbody" style:family="paragraph">
      <style:text-properties style:font-name="monospace" fo:color="#000000" fo:background-color="#FFFFFF"/>
    </style:style>
    <style:style style:name="P415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416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417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418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419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420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421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2" style:parent-style-name="DefaultParagraphFont" style:family="text"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/>
    </style:style>
    <style:style style:name="T423" style:parent-style-name="DefaultParagraphFont" style:family="text">
      <style:text-properties style:font-name="monospace"/>
    </style:style>
    <style:style style:name="T424" style:parent-style-name="DefaultParagraphFont" style:family="text">
      <style:text-properties style:font-name="monospace"/>
    </style:style>
    <style:style style:name="P425" style:parent-style-name="Textbody" style:family="paragraph">
      <style:text-properties style:font-name="monospace"/>
    </style:style>
    <style:style style:name="P426" style:parent-style-name="Textbody" style:family="paragraph">
      <style:text-properties style:font-name="monospace" fo:background-color="#FFF200"/>
    </style:style>
    <style:style style:name="T427" style:parent-style-name="DefaultParagraphFont" style:family="text">
      <style:text-properties style:font-name="monospace" fo:color="#000000" fo:background-color="#FFFFFF"/>
    </style:style>
    <style:style style:name="T428" style:parent-style-name="DefaultParagraphFont" style:family="text">
      <style:text-properties style:font-name="monospace"/>
    </style:style>
    <style:style style:name="P429" style:parent-style-name="Textbody" style:family="paragraph">
      <style:text-properties style:font-name="monospace"/>
    </style:style>
    <style:style style:name="P430" style:parent-style-name="Textbody" style:family="paragraph">
      <style:text-properties style:font-name="monospace"/>
    </style:style>
    <style:style style:name="P431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32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33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34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35" style:parent-style-name="Textbody" style:family="paragraph">
      <style:paragraph-properties fo:margin-bottom="0in" fo:line-height="135%"/>
      <style:text-properties style:font-name="Arial" fo:color="#000000" fo:font-size="11pt" style:font-size-asian="11pt" fo:language="nl" fo:country="NL"/>
    </style:style>
    <style:style style:name="P436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37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38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39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40" style:parent-style-name="Textbody" style:family="paragraph">
      <style:paragraph-properties fo:margin-bottom="0in" fo:line-height="135%"/>
    </style:style>
    <style:style style:name="P441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42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43" style:parent-style-name="Textbody" style:family="paragraph">
      <style:paragraph-properties fo:margin-bottom="0in" fo:line-height="135%"/>
    </style:style>
    <style:style style:name="T444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445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46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47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48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49" style:parent-style-name="Textbody" style:family="paragraph">
      <style:paragraph-properties fo:margin-bottom="0in" fo:line-height="135%"/>
    </style:style>
    <style:style style:name="T450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T451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452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53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54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55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56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57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58" style:parent-style-name="Textbody" style:family="paragraph">
      <style:paragraph-properties fo:margin-bottom="0in" fo:line-height="135%"/>
    </style:style>
    <style:style style:name="T459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57040999" office:target-frame-name="_top" xlink:show="replace"><text:span text:style-name="Hyperlink">1</text:span><text:span text:style-name="T3"><text:tab/></text:span><text:span text:style-name="Hyperlink">Command line</text:span><text:tab/>2</text:a></text:p>
          <text:p text:style-name="P4"><text:a xlink:href="#_Toc57041000" office:target-frame-name="_top" xlink:show="replace"><text:span text:style-name="Hyperlink">1.1</text:span><text:span text:style-name="T5"><text:tab/></text:span><text:span text:style-name="Hyperlink">Tab operation</text:span><text:tab/>2</text:a></text:p>
          <text:p text:style-name="P6"><text:a xlink:href="#_Toc57041001" office:target-frame-name="_top" xlink:show="replace"><text:span text:style-name="Hyperlink">1.1.1</text:span><text:span text:style-name="T7"><text:tab/></text:span><text:span text:style-name="Hyperlink">Switch between tabs or move tabs, Jan. 3, 2018</text:span><text:tab/>2</text:a></text:p>
          <text:p text:style-name="P8"><text:a xlink:href="#_Toc57041002" office:target-frame-name="_top" xlink:show="replace"><text:span text:style-name="Hyperlink">1.1.2</text:span><text:span text:style-name="T9"><text:tab/></text:span><text:span text:style-name="Hyperlink">close a tab, Feb. 25, 2019</text:span><text:tab/>3</text:a></text:p>
          <text:p text:style-name="P10"><text:a xlink:href="#_Toc57041003" office:target-frame-name="_top" xlink:show="replace"><text:span text:style-name="Hyperlink">1.2</text:span><text:span text:style-name="T11"><text:tab/></text:span><text:span text:style-name="Hyperlink">Use the new version of the installed software</text:span><text:tab/>3</text:a></text:p>
          <text:p text:style-name="P12"><text:a xlink:href="#_Toc57041004" office:target-frame-name="_top" xlink:show="replace"><text:span text:style-name="Hyperlink">1.3</text:span><text:span text:style-name="T13"><text:tab/></text:span><text:span text:style-name="Hyperlink">shared library</text:span><text:tab/>3</text:a></text:p>
          <text:p text:style-name="P14"><text:a xlink:href="#_Toc57041005" office:target-frame-name="_top" xlink:show="replace"><text:span text:style-name="Hyperlink">1.3.1</text:span><text:span text:style-name="T15"><text:tab/></text:span><text:span text:style-name="T16">Search a library,<text:s/></text:span><text:span text:style-name="T17">Oc</text:span><text:span text:style-name="T18">t. 22, 2019</text:span><text:tab/>3</text:a></text:p>
          <text:p text:style-name="P19"><text:a xlink:href="#_Toc57041006" office:target-frame-name="_top" xlink:show="replace"><text:span text:style-name="Hyperlink">1.3.2</text:span><text:span text:style-name="T20"><text:tab/></text:span><text:span text:style-name="T21">Load a library, Sep 24, 2018</text:span><text:tab/>3</text:a></text:p>
          <text:p text:style-name="P22"><text:a xlink:href="#_Toc57041007" office:target-frame-name="_top" xlink:show="replace"><text:span text:style-name="Hyperlink">1.3.3</text:span><text:span text:style-name="T23"><text:tab/></text:span><text:span text:style-name="Hyperlink">show library path</text:span><text:tab/>4</text:a></text:p>
          <text:p text:style-name="P24"><text:a xlink:href="#_Toc57041008" office:target-frame-name="_top" xlink:show="replace"><text:span text:style-name="Hyperlink">1.4</text:span><text:span text:style-name="T25"><text:tab/></text:span><text:span text:style-name="Hyperlink">Changing entrance password:</text:span><text:tab/>4</text:a></text:p>
          <text:p text:style-name="P26"><text:a xlink:href="#_Toc57041009" office:target-frame-name="_top" xlink:show="replace"><text:span text:style-name="Hyperlink">1.5</text:span><text:span text:style-name="T27"><text:tab/></text:span><text:span text:style-name="Hyperlink">Find the System Configuration And Hardware Information</text:span><text:tab/>4</text:a></text:p>
          <text:p text:style-name="P28"><text:a xlink:href="#_Toc57041010" office:target-frame-name="_top" xlink:show="replace"><text:span text:style-name="Hyperlink">1.5.1</text:span><text:span text:style-name="T29"><text:tab/></text:span><text:span text:style-name="Hyperlink">find bit version, Oct 22, 2018</text:span><text:tab/>4</text:a></text:p>
          <text:p text:style-name="P30"><text:a xlink:href="#_Toc57041011" office:target-frame-name="_top" xlink:show="replace"><text:span text:style-name="Hyperlink">1.5.2</text:span><text:span text:style-name="T31"><text:tab/></text:span><text:span text:style-name="Hyperlink">meaning of &amp; in the end of syntax, Nov 3 2019</text:span><text:tab/>4</text:a></text:p>
          <text:p text:style-name="P32"><text:a xlink:href="#_Toc57041012" office:target-frame-name="_top" xlink:show="replace"><text:span text:style-name="Hyperlink">1.6</text:span><text:span text:style-name="T33"><text:tab/></text:span><text:span text:style-name="Hyperlink">bashrc file</text:span><text:tab/>4</text:a></text:p>
          <text:p text:style-name="P34"><text:a xlink:href="#_Toc57041013" office:target-frame-name="_top" xlink:show="replace"><text:span text:style-name="Hyperlink">1.6.1</text:span><text:span text:style-name="T35"><text:tab/></text:span><text:span text:style-name="Hyperlink">Open .bashrc file</text:span><text:tab/>4</text:a></text:p>
          <text:p text:style-name="P36"><text:a xlink:href="#_Toc57041014" office:target-frame-name="_top" xlink:show="replace"><text:span text:style-name="Hyperlink">1.7</text:span><text:span text:style-name="T37"><text:tab/></text:span><text:span text:style-name="Hyperlink">add the shortcut to the desktop</text:span><text:tab/>4</text:a></text:p>
          <text:p text:style-name="P38"><text:a xlink:href="#_Toc57041015" office:target-frame-name="_top" xlink:show="replace"><text:span text:style-name="Hyperlink">1.8</text:span><text:span text:style-name="T39"><text:tab/></text:span><text:span text:style-name="Hyperlink">Basic Command</text:span><text:tab/>5</text:a></text:p>
          <text:p text:style-name="P40"><text:a xlink:href="#_Toc57041016" office:target-frame-name="_top" xlink:show="replace"><text:span text:style-name="Hyperlink">1</text:span><text:span text:style-name="Hyperlink">.8.1</text:span><text:span text:style-name="T41"><text:tab/></text:span><text:span text:style-name="Hyperlink">cd ..: hop back to the previous file folder.</text:span><text:tab/>5</text:a></text:p>
          <text:p text:style-name="P42"><text:a xlink:href="#_Toc57041017" office:target-frame-name="_top" xlink:show="replace"><text:span text:style-name="Hyperlink">1.9</text:span><text:span text:style-name="T43"><text:tab/></text:span><text:span text:style-name="Hyperlink">netit</text:span><text:tab/>5</text:a></text:p>
          <text:p text:style-name="P44"><text:a xlink:href="#_Toc57041018" office:target-frame-name="_top" xlink:show="replace"><text:span text:style-name="Hyperlink">1.9.1</text:span><text:span text:style-name="T45"><text:tab/></text:span><text:span text:style-name="Hyperlink">open nedit</text:span><text:tab/>5</text:a></text:p>
          <text:p text:style-name="P46"><text:a xlink:href="#_Toc57041019" office:target-frame-name="_top" xlink:show="replace"><text:span text:style-name="Hyperlink">1.9.2</text:span><text:span text:style-name="T47"><text:tab/></text:span><text:span text:style-name="Hyperlink">create alias for one address</text:span><text:tab/>5</text:a></text:p>
          <text:p text:style-name="P48"><text:a xlink:href="#_Toc57041020" office:target-frame-name="_top" xlink:show="replace"><text:span text:style-name="Hyperlink">1.10</text:span><text:span text:style-name="T49"><text:tab/></text:span><text:span text:style-name="Hyperlink">creating directories</text:span><text:tab/>5</text:a></text:p>
          <text:p text:style-name="P50"><text:a xlink:href="#_Toc57041021" office:target-frame-name="_top" xlink:show="replace"><text:span text:style-name="Hyperlink">1.10.1</text:span><text:span text:style-name="T51"><text:tab/></text:span><text:span text:style-name="Hyperlink">Create a derectory called temp under your home directory</text:span><text:tab/>5</text:a></text:p>
          <text:p text:style-name="P52"><text:a xlink:href="#_Toc57041022" office:target-frame-name="_top" xlink:show="replace"><text:span text:style-name="Hyperlink">1.10.2</text:span><text:span text:style-name="T53"><text:tab/></text:span><text:span text:style-name="Hyperlink">Create nested directories using one mkdir command</text:span><text:tab/>5</text:a></text:p>
          <text:p text:style-name="P54"><text:a xlink:href="#_Toc57041023" office:target-frame-name="_top" xlink:show="replace"><text:span text:style-name="Hyperlink">1.11</text:span><text:span text:style-name="T55"><text:tab/></text:span><text:span text:style-name="Hyperlink">TimerOutput</text:span><text:tab/>5</text:a></text:p>
          <text:p text:style-name="P56"><text:a xlink:href="#_Toc57041024" office:target-frame-name="_top" xlink:show="replace"><text:span text:style-name="Hyperlink">1.11.1</text:span><text:span text:style-name="T57"><text:tab/></text:span><text:span text:style-name="Hyperlink">Real, user, sys, 8-5-18</text:span><text:tab/>5</text:a></text:p>
          <text:p text:style-name="P58"><text:a xlink:href="#_Toc57041025" office:target-frame-name="_top" xlink:show="replace"><text:span text:style-name="Hyperlink">1.12</text:span><text:span text:style-name="T59"><text:tab/></text:span><text:span text:style-name="Hyperlink">Operations on the cluster, (detailed process) Sep 24, 2018</text:span><text:tab/>6</text:a></text:p>
          <text:p text:style-name="P60"><text:a xlink:href="#_Toc57041026" office:target-frame-name="_top" xlink:show="replace"><text:span text:style-name="Hyperlink">1.12.1</text:span><text:span text:style-name="T61"><text:tab/></text:span><text:span text:style-name="T62">Generate the public</text:span><text:span text:style-name="T63"><text:s/>keys for all nodes</text:span><text:tab/>6</text:a></text:p>
          <text:p text:style-name="P64"><text:a xlink:href="#_Toc57041027" office:target-frame-name="_top" xlink:show="replace"><text:span text:style-name="Hyperlink">1.12.2</text:span><text:span text:style-name="T65"><text:tab/></text:span><text:span text:style-name="Hyperlink">copy a file to the cluster home</text:span><text:tab/>6</text:a></text:p>
          <text:p text:style-name="P66"><text:a xlink:href="#_Toc57041028" office:target-frame-name="_top" xlink:show="replace"><text:span text:style-name="Hyperlink">1.12.3</text:span><text:span text:style-name="T67"><text:tab/></text:span><text:span text:style-name="Hyperlink">return to mf-node2 from its localdisk, Sep 25, 2018</text:span><text:tab/>7</text:a></text:p>
          <text:p text:style-name="P68"><text:a xlink:href="#_Toc57041029" office:target-frame-name="_top" xlink:show="replace"><text:span text:style-name="Hyperlink">1.13</text:span><text:span text:style-name="T69"><text:tab/></text:span><text:span text:style-name="Hyperlink">Output in a sequence</text:span><text:tab/>7</text:a></text:p>
          <text:p text:style-name="P70"><text:a xlink:href="#_Toc57041030" office:target-frame-name="_top" xlink:show="replace"><text:span text:style-name="Hyperlink">1.13.1</text:span><text:span text:style-name="T71"><text:tab/></text:span><text:span text:style-name="Hyperlink">With one variable</text:span><text:tab/>7</text:a></text:p>
          <text:p text:style-name="P72"><text:a xlink:href="#_Toc57041031" office:target-frame-name="_top" xlink:show="replace"><text:span text:style-name="Hyperlink">1.13.2</text:span><text:span text:style-name="T73"><text:tab/></text:span><text:span text:style-name="T74">With two variables, 14-5-18</text:span><text:tab/>7</text:a></text:p>
          <text:p text:style-name="P75"><text:a xlink:href="#_Toc57041032" office:target-frame-name="_top" xlink:show="replace"><text:span text:style-name="Hyperlink">1.13.3</text:span><text:span text:style-name="T76"><text:tab/></text:span><text:span text:style-name="T77">with variables in an array, Nov. 5, 2018</text:span><text:tab/>7</text:a></text:p>
          <text:p text:style-name="P78"><text:a xlink:href="#_Toc57041033" office:target-frame-name="_top" xlink:show="replace"><text:span text:style-name="Hyperlink">1.13.4</text:span><text:span text:style-name="T79"><text:tab/></text:span><text:span text:style-name="Hyperlink">Run C++ progr</text:span><text:span text:style-name="Hyperlink">ams in the background, Sep 25, 2018</text:span><text:tab/>8</text:a></text:p>
          <text:p text:style-name="P80"><text:a xlink:href="#_Toc57041034" office:target-frame-name="_top" xlink:show="replace"><text:span text:style-name="Hyperlink">1.13.5</text:span><text:span text:style-name="T81"><text:tab/></text:span><text:span text:style-name="Hyperlink">Run MATLAB programs in the background, Oct 9, 2018</text:span><text:tab/>10</text:a></text:p>
          <text:p text:style-name="P82"><text:a xlink:href="#_Toc57041035" office:target-frame-name="_top" xlink:show="replace"><text:span text:style-name="Hyperlink">1.13.6</text:span><text:span text:style-name="T83"><text:tab/></text:span><text:span text:style-name="Hyperlink">read data when 'kate' does not work, Sep 25, 2018</text:span><text:tab/>10</text:a></text:p>
          <text:p text:style-name="P84"><text:a xlink:href="#_Toc57041036" office:target-frame-name="_top" xlink:show="replace"><text:span text:style-name="Hyperlink">1.13</text:span><text:span text:style-name="Hyperlink">.7</text:span><text:span text:style-name="T85"><text:tab/></text:span><text:span text:style-name="T86">solution to<text:s/></text:span><text:span text:style-name="Hyperlink">timed out waiting for input: auto-logout, Sep 25, 2018</text:span><text:tab/>10</text:a></text:p>
          <text:p text:style-name="P87"><text:a xlink:href="#_Toc57041037" office:target-frame-name="_top" xlink:show="replace"><text:span text:style-name="Hyperlink">1.13.8</text:span><text:span text:style-name="T88"><text:tab/></text:span><text:span text:style-name="Hyperlink">avoid the program being killed when you quit the parent shell, Sep 28, 2018</text:span><text:tab/>11</text:a></text:p>
          <text:p text:style-name="P89"><text:a xlink:href="#_Toc57041038" office:target-frame-name="_top" xlink:show="replace"><text:span text:style-name="Hyperlink">2</text:span><text:span text:style-name="T90"><text:tab/></text:span><text:span text:style-name="Hyperlink">Text</text:span><text:tab/>11</text:a></text:p>
          <text:p text:style-name="P91"><text:a xlink:href="#_Toc57041039" office:target-frame-name="_top" xlink:show="replace"><text:span text:style-name="Hyperlink">2.1</text:span><text:span text:style-name="T92"><text:tab/></text:span><text:span text:style-name="Hyperlink">Creating a quick text file</text:span><text:tab/>11</text:a></text:p>
          <text:p text:style-name="P93"><text:a xlink:href="#_Toc57041040" office:target-frame-name="_top" xlink:show="replace"><text:span text:style-name="Hyperlink">2.2</text:span><text:span text:style-name="T94"><text:tab/></text:span><text:span text:style-name="Hyperlink">less</text:span><text:tab/>11</text:a></text:p>
          <text:p text:style-name="P95"><text:a xlink:href="#_Toc57041041" office:target-frame-name="_top" xlink:show="replace"><text:span text:style-name="Hyperlink">2.2.1</text:span><text:span text:style-name="T96"><text:tab/></text:span><text:span text:style-name="Hyperlink">Quit 'less', Nov. 5, 2018</text:span><text:tab/>11</text:a></text:p>
          <text:p text:style-name="P97"><text:a xlink:href="#_Toc57041042" office:target-frame-name="_top" xlink:show="replace"><text:span text:style-name="Hyperlink">2.3</text:span><text:span text:style-name="T98"><text:tab/></text:span><text:span text:style-name="T99">Giving</text:span><text:span text:style-name="Hyperlink"><text:s/>writing access right</text:span><text:tab/>11</text:a></text:p>
          <text:p text:style-name="P100"><text:a xlink:href="#_Toc57041043" office:target-frame-name="_top" xlink:show="replace"><text:span text:style-name="Hyperlink">3</text:span><text:span text:style-name="T101"><text:tab/></text:span><text:span text:style-name="Hyperlink">Files</text:span><text:tab/>11</text:a></text:p>
          <text:p text:style-name="P102"><text:a xlink:href="#_Toc57041044" office:target-frame-name="_top" xlink:show="replace"><text:span text:style-name="Hyperlink">3.1</text:span><text:span text:style-name="T103"><text:tab/></text:span><text:span text:style-name="Hyperlink">Create a file</text:span><text:tab/>12</text:a></text:p>
          <text:p text:style-name="P104"><text:a xlink:href="#_Toc57041045" office:target-frame-name="_top" xlink:show="replace"><text:span text:style-name="Hyperlink">3.2</text:span><text:span text:style-name="T105"><text:tab/></text:span><text:span text:style-name="Hyperlink">Show files in detail</text:span><text:tab/>12</text:a></text:p>
          <text:p text:style-name="P106"><text:a xlink:href="#_Toc57041046" office:target-frame-name="_top" xlink:show="replace"><text:span text:style-name="Hyperlink">3.3</text:span><text:span text:style-name="T107"><text:tab/></text:span><text:span text:style-name="Hyperlink">find a file</text:span><text:tab/>12</text:a></text:p>
          <text:p text:style-name="P108"><text:a xlink:href="#_Toc57041047" office:target-frame-name="_top" xlink:show="replace"><text:span text:style-name="Hyperlink">3.3.1</text:span><text:span text:style-name="T109"><text:tab/></text:span><text:span text:style-name="Hyperlink">Find the file name quickly</text:span><text:tab/>12</text:a></text:p>
          <text:p text:style-name="P110"><text:a xlink:href="#_Toc57041048" office:target-frame-name="_top" xlink:show="replace"><text:span text:style-name="Hyperlink">3.3.2</text:span><text:span text:style-name="T111"><text:tab/></text:span><text:span text:style-name="Hyperlink">'locate'</text:span><text:tab/>12</text:a></text:p>
          <text:p text:style-name="P112"><text:a xlink:href="#_Toc57041049" office:target-frame-name="_top" xlink:show="replace"><text:span text:style-name="Hyperlink">3.3.3</text:span><text:span text:style-name="T113"><text:tab/></text:span><text:span text:style-name="Hyperlink">find a file by the name or text</text:span><text:tab/>12</text:a></text:p>
          <text:p text:style-name="P114"><text:a xlink:href="#_Toc57041050" office:target-frame-name="_top" xlink:show="replace"><text:span text:style-name="Hyperlink">3.4</text:span><text:span text:style-name="T115"><text:tab/></text:span><text:span text:style-name="Hyperlink">Open a file</text:span><text:tab/>12</text:a></text:p>
          <text:p text:style-name="P116"><text:a xlink:href="#_Toc57041051" office:target-frame-name="_top" xlink:show="replace"><text:span text:style-name="Hyperlink">3.4.1</text:span><text:span text:style-name="T117"><text:tab/></text:span><text:span text:style-name="Hyperlink">Open .odt file</text:span><text:tab/>12</text:a></text:p>
          <text:p text:style-name="P118"><text:a xlink:href="#_Toc57041052" office:target-frame-name="_top" xlink:show="replace"><text:span text:style-name="Hyperlink">3</text:span><text:span text:style-name="Hyperlink">.5</text:span><text:span text:style-name="T119"><text:tab/></text:span><text:span text:style-name="Hyperlink">move, copy and delete files</text:span><text:tab/>13</text:a></text:p>
          <text:p text:style-name="P120"><text:a xlink:href="#_Toc57041053" office:target-frame-name="_top" xlink:show="replace"><text:span text:style-name="Hyperlink">3.5.1</text:span><text:span text:style-name="T121"><text:tab/></text:span><text:span text:style-name="Hyperlink">Rename or move</text:span><text:tab/>13</text:a></text:p>
          <text:p text:style-name="P122"><text:a xlink:href="#_Toc57041054" office:target-frame-name="_top" xlink:show="replace"><text:span text:style-name="Hyperlink">3.5.2</text:span><text:span text:style-name="T123"><text:tab/></text:span><text:span text:style-name="Hyperlink">copy a file</text:span><text:tab/>14</text:a></text:p>
          <text:p text:style-name="P124"><text:a xlink:href="#_Toc57041055" office:target-frame-name="_top" xlink:show="replace"><text:span text:style-name="Hyperlink">3.5.3</text:span><text:span text:style-name="T125"><text:tab/></text:span><text:span text:style-name="Hyperlink">remove a file</text:span><text:tab/>14</text:a></text:p>
          <text:p text:style-name="P126"><text:a xlink:href="#_Toc57041056" office:target-frame-name="_top" xlink:show="replace"><text:span text:style-name="Hyperlink">3.6</text:span><text:span text:style-name="T127"><text:tab/></text:span><text:span text:style-name="Hyperlink">Compress a file</text:span><text:tab/>14</text:a></text:p>
          <text:p text:style-name="P128"><text:a xlink:href="#_Toc57041057" office:target-frame-name="_top" xlink:show="replace"><text:span text:style-name="Hyperlink">3.7</text:span><text:span text:style-name="T129"><text:tab/></text:span><text:span text:style-name="Hyperlink">update a file without changing its content, May 19, 19</text:span><text:tab/>14</text:a></text:p>
          <text:p text:style-name="P130"><text:a xlink:href="#_Toc57041058" office:target-frame-name="_top" xlink:show="replace"><text:span text:style-name="Hyperlink">4</text:span><text:span text:style-name="T131"><text:tab/></text:span><text:span text:style-name="Hyperlink">Install softwares</text:span><text:tab/>14</text:a></text:p>
          <text:p text:style-name="P132"><text:a xlink:href="#_Toc57041059" office:target-frame-name="_top" xlink:show="replace"><text:span text:style-name="Hyperlink">4.1</text:span><text:span text:style-name="T133"><text:tab/></text:span><text:span text:style-name="Hyperlink">Username is not in the sudoers file. This incident will be reported,<text:s/></text:span><text:span text:style-name="Hyperlink">21-1-2018</text:span><text:tab/>14</text:a></text:p>
          <text:p text:style-name="P134"><text:a xlink:href="#_Toc57041060" office:target-frame-name="_top" xlink:show="replace"><text:span text:style-name="Hyperlink">4.2</text:span><text:span text:style-name="T135"><text:tab/></text:span><text:span text:style-name="Hyperlink">Install g++, 21-1-2018</text:span><text:tab/>15</text:a></text:p>
          <text:p text:style-name="P136"><text:a xlink:href="#_Toc57041061" office:target-frame-name="_top" xlink:show="replace"><text:span text:style-name="Hyperlink">4.3</text:span><text:span text:style-name="T137"><text:tab/></text:span><text:span text:style-name="Hyperlink">Install cmake, 21-1-2018</text:span><text:tab/>15</text:a></text:p>
          <text:p text:style-name="P138"><text:a xlink:href="#_Toc57041062" office:target-frame-name="_top" xlink:show="replace"><text:span text:style-name="Hyperlink">5</text:span><text:span text:style-name="T139"><text:tab/></text:span><text:span text:style-name="Hyperlink">Filefolder panel</text:span><text:tab/>15</text:a></text:p>
        </text:index-body>
      </text:table-of-content>
      <text:p text:style-name="Standard"/>
      <text:h text:style-name="Heading1" text:outline-level="1"><text:bookmark-start text:name="__RefHeading__238_1013439220"/><text:bookmark-start text:name="_Toc56685030"/><text:bookmark-start text:name="_Toc57040999"/>Command line<text:bookmark-end text:name="__RefHeading__238_1013439220"/><text:bookmark-end text:name="_Toc56685030"/><text:bookmark-end text:name="_Toc57040999"/></text:h>
      <text:h text:style-name="Heading2" text:outline-level="2"><text:bookmark-start text:name="__RefHeading___Toc10556_2131971246"/><text:bookmark-start text:name="_Toc56685031"/><text:bookmark-start text:name="_Toc57041000"/>Tab operation<text:bookmark-end text:name="__RefHeading___Toc10556_2131971246"/><text:bookmark-end text:name="_Toc56685031"/><text:bookmark-end text:name="_Toc57041000"/></text:h>
      <text:h text:style-name="Heading3" text:outline-level="3"><text:bookmark-start text:name="__RefHeading___Toc13445_1918475198"/><text:bookmark-start text:name="_Toc56685032"/><text:bookmark-start text:name="_Toc57041001"/>Switch between tabs or move<text:s/>tabs, Jan. 3, 2018<text:bookmark-end text:name="__RefHeading___Toc13445_1918475198"/><text:bookmark-end text:name="_Toc56685032"/><text:bookmark-end text:name="_Toc57041001"/></text:h>
      <text:p text:style-name="Textbody">Shift+Right <text:s/>Next Tab</text:p>
      <text:p text:style-name="Textbody"><text:s text:c="2"/>Shift+Left <text:s/>Previous Tab</text:p>
      <text:soft-page-break/>
      <text:p text:style-name="Textbody"><text:s text:c="2"/>Ctrl+Shift+Left <text:s/>Move Tab Left</text:p>
      <text:p text:style-name="Textbody"><text:s text:c="2"/>Ctrl+Shift+Right <text:s/>Move Tab Right</text:p>
      <text:p text:style-name="Textbody"/>
      <text:p text:style-name="Textbody">terminal window -&gt; help -&gt; konsole handbook -&gt; chapter 2.</text:p>
      <text:h text:style-name="Heading3" text:outline-level="3"><text:bookmark-start text:name="__RefHeading___Toc10558_2131971246"/><text:bookmark-start text:name="_Toc56685033"/><text:bookmark-start text:name="_Toc57041002"/>close a tab, Feb. 25, 2019<text:bookmark-end text:name="__RefHeading___Toc10558_2131971246"/><text:bookmark-end text:name="_Toc56685033"/><text:bookmark-end text:name="_Toc57041002"/></text:h>
      <text:p text:style-name="Textbody">Ctrl + D.</text:p>
      <text:p text:style-name="Textbody"><text:a xlink:href="https://askubuntu.com/questions/742025/how-to-close-a-gnome-terminal-tab-from-the-keyboard" office:target-frame-name="_top" xlink:show="replace">https://askubuntu.com/questions/742025/how-to-close-a-gnome-terminal-tab-from-the-keyboard</text:a></text:p>
      <text:p text:style-name="Textbody"/>
      <text:h text:style-name="Heading2" text:outline-level="2"><text:bookmark-start text:name="__RefHeading__240_1013439220"/><text:bookmark-start text:name="_Toc56685034"/><text:bookmark-start text:name="_Toc57041003"/>Use the new version of the installed software<text:bookmark-end text:name="__RefHeading__240_1013439220"/><text:bookmark-end text:name="_Toc56685034"/><text:bookmark-end text:name="_Toc57041003"/></text:h>
      <text:p text:style-name="Textbody">For example, to use cmake-3.10.0</text:p>
      <text:p text:style-name="Textbody">1.</text:p>
      <text:p text:style-name="Textbody">input cmake, presstab two times, then two installed cmake will appear,</text:p>
      <text:p text:style-name="Textbody">cmake <text:s text:c="8"/>cmake-3.10.0 <text:s/></text:p>
      <text:p text:style-name="Textbody">2.</text:p>
      <text:p text:style-name="Textbody">input cmake-3.10.0 .. to run</text:p>
      <text:p text:style-name="Textbody"/>
      <text:h text:style-name="Heading2" text:outline-level="2"><text:bookmark-start text:name="__RefHeading___Toc1635_2136975647"/><text:bookmark-start text:name="_Toc56685035"/><text:bookmark-start text:name="_Toc57041004"/>shared library<text:bookmark-end text:name="__RefHeading___Toc1635_2136975647"/><text:bookmark-end text:name="_Toc56685035"/><text:bookmark-end text:name="_Toc57041004"/></text:h>
      <text:h text:style-name="Heading3" text:outline-level="3"><text:bookmark-start text:name="__RefHeading___Toc1637_2136975647"/><text:bookmark-start text:name="_Toc56685036"/><text:bookmark-start text:name="_Toc57041005"/><text:span text:style-name="T140">Search a library,<text:s/></text:span><text:span text:style-name="T141">Oct. 22, 2019</text:span><text:bookmark-end text:name="__RefHeading___Toc1637_2136975647"/><text:bookmark-end text:name="_Toc56685036"/><text:bookmark-end text:name="_Toc57041005"/></text:h>
      <text:p text:style-name="Standard"><text:span text:style-name="T142">locate libgsl.so.19</text:span><text:span text:style-name="T143"><text:line-break/></text:span></text:p>
      <text:p text:style-name="P144">then do the following</text:p>
      <text:p text:style-name="P145"/>
      <text:p text:style-name="Standard"><text:span text:style-name="T146">LD_LIBRARY_PATH=$LD_LIBRARY_PATH:/mnt/sdb2/opt64/gsl-2.1/lib/</text:span><text:span text:style-name="T147"><text:line-break/></text:span></text:p>
      <text:h text:style-name="Heading3" text:outline-level="3"><text:bookmark-start text:name="__RefHeading___Toc1639_2136975647"/><text:bookmark-start text:name="_Toc56685037"/><text:bookmark-start text:name="_Toc57041006"/><text:span text:style-name="T148">Load a library, Sep 24, 2018</text:span><text:bookmark-end text:name="__RefHeading___Toc1639_2136975647"/><text:bookmark-end text:name="_Toc56685037"/><text:bookmark-end text:name="_Toc57041006"/></text:h>
      <text:p text:style-name="P149"/>
      <text:p text:style-name="Standard"><text:span text:style-name="T150">Problem statement:<text:s/></text:span><text:span text:style-name="T151">cannot open shared object file: No such file or directory</text:span></text:p>
      <text:p text:style-name="P152"/>
      <text:p text:style-name="P153">LD_LIBRARY_PATH=$LD_LIBRARY_PATH:/home/dv/liu/deal.ii_d10/lib<text:s/><text:line-break/>export LD_LIBRARY_PATH</text:p>
      <text:p text:style-name="Standard"><text:span text:style-name="T154"><text:line-break/></text:span><text:span text:style-name="T155"><text:line-break/></text:span><text:a xlink:href="https://stackoverflow.com/questions/480764/linux-error-while-loading-shared-libraries-cannot-open-shared-object-file-no-s" office:target-frame-name="_top" xlink:show="replace"><text:span text:style-name="T156">https://stackoverflow.com/que</text:span><text:span text:style-name="T157">stions/480764/linux-error-while-loading-</text:span></text:a><text:a xlink:href="https://stackoverflow.com/questions/480764/linux-error-while-loading-shared-libraries-cannot-open-shared-object-file-no-s" office:target-frame-name="_top" xlink:show="replace"><text:span text:style-name="T158">shared-libraries-cannot-open-shared-object-file-no-s</text:span></text:a></text:p>
      <text:p text:style-name="P159"/>
      <text:h text:style-name="Heading3" text:outline-level="3">using a library of higher version by ‘sudo’</text:h>
      <text:p text:style-name="P160">sudo ln -s libboost_iostreams.so.1.65.1 libboost_iostreams.so.1.60.0</text:p>
      <text:p text:style-name="Textbody"><text:a xlink:href="https://www.biostars.org/p/389360/" office:target-frame-name="_top" xlink:show="replace"><text:span text:style-name="Hyperlink">https://www.biostars.org/p/389360/</text:span></text:a></text:p>
      <text:p text:style-name="Textbody"/>
      <text:p text:style-name="P161"/>
      <text:h text:style-name="Heading3" text:outline-level="3"><text:bookmark-start text:name="__RefHeading___Toc1641_2136975647"/><text:bookmark-start text:name="_Toc56685038"/><text:bookmark-start text:name="_Toc57041007"/>show library path<text:bookmark-end text:name="__RefHeading___Toc1641_2136975647"/><text:bookmark-end text:name="_Toc56685038"/><text:bookmark-end text:name="_Toc57041007"/></text:h>
      <text:p text:style-name="Standard"><text:span text:style-name="SourceText">echo $LD_LIBRARY_PATH</text:span></text:p>
      <text:h text:style-name="Heading2" text:outline-level="2"><text:bookmark-start text:name="__RefHeading__5530_1037801320"/><text:bookmark-start text:name="_Toc56685039"/><text:bookmark-start text:name="_Toc57041008"/>Changing entrance password:<text:bookmark-end text:name="__RefHeading__5530_1037801320"/><text:bookmark-end text:name="_Toc56685039"/><text:bookmark-end text:name="_Toc57041008"/></text:h>
      <text:p text:style-name="Standard">Change directory to dutita4 (manipulate according to the guide)</text:p>
      <text:p text:style-name="Standard">enter 'ssh dutita4';</text:p>
      <text:p text:style-name="Standard">enter 'passwd';</text:p>
      <text:p text:style-name="Standard">(current) UNIX password:</text:p>
      <text:p text:style-name="Standard">Enter new UNIX password:</text:p>
      <text:p text:style-name="Standard">Retype new UNIX password:</text:p>
      <text:p text:style-name="Standard"/>
      <text:h text:style-name="Heading2" text:outline-level="2"><text:bookmark-start text:name="__RefHeading__6571_734372457"/><text:bookmark-start text:name="_Toc56685040"/><text:bookmark-start text:name="_Toc57041009"/>Find the System Configuration And Hardware Information<text:bookmark-end text:name="__RefHeading__6571_734372457"/><text:bookmark-end text:name="_Toc56685040"/><text:bookmark-end text:name="_Toc57041009"/></text:h>
      <text:p text:style-name="Standard">display CPU and Memory<text:s/>information, enter:</text:p>
      <text:p text:style-name="Standard">cat /proc/meminfo<text:line-break/>cat /proc/cpuinfo</text:p>
      <text:p text:style-name="Standard"/>
      <text:h text:style-name="Heading3" text:outline-level="3"><text:bookmark-start text:name="__RefHeading___Toc10735_1721554453"/><text:bookmark-start text:name="_Toc56685041"/><text:bookmark-start text:name="_Toc57041010"/>find bit version, Oct 22, 2018<text:bookmark-end text:name="__RefHeading___Toc10735_1721554453"/><text:bookmark-end text:name="_Toc56685041"/><text:bookmark-end text:name="_Toc57041010"/></text:h>
      <text:p text:style-name="Standard"/>
      <text:p text:style-name="Textbody"><text:span text:style-name="StrongEmphasis">uname -a</text:span></text:p>
      <text:p text:style-name="Standard"><text:a xlink:href="https://www.tecmint.com/find-out-linux-system-is-32-bit-or-64-bit/" office:target-frame-name="_top" xlink:show="replace">https://www.tecmint.com/find-out-linux-system-is-32-bit-or-64-bit/</text:a></text:p>
      <text:p text:style-name="Standard"/>
      <text:p text:style-name="Standard"/>
      <text:h text:style-name="Heading3" text:outline-level="3"><text:bookmark-start text:name="__RefHeading___Toc1643_2136975647"/><text:bookmark-start text:name="_Toc56685042"/><text:bookmark-start text:name="_Toc57041011"/>meaning of &amp; in the end of syntax, Nov 3 2019<text:bookmark-end text:name="__RefHeading___Toc1643_2136975647"/><text:bookmark-end text:name="_Toc56685042"/><text:bookmark-end text:name="_Toc57041011"/></text:h>
      <text:p text:style-name="Standard"><text:span text:style-name="SourceText">&amp;</text:span><text:s/>the process starts in the background</text:p>
      <text:p text:style-name="Standard"><text:a xlink:href="https://unix.stackexchange.com/questions/86247/what-does-ampersand-mean-at-the-end-of-a-shell-script-line" office:target-frame-name="_top" xlink:show="replace">https://unix.stackexchange.com/questions/86247/what-does-ampersand-mean-at-the-end-of-a-shell-script-line</text:a></text:p>
      <text:p text:style-name="Standard"/>
      <text:h text:style-name="Heading2" text:outline-level="2"><text:bookmark-start text:name="__RefHeading___Toc1645_2136975647"/><text:bookmark-start text:name="_Toc56685043"/><text:bookmark-start text:name="_Toc57041012"/>bashrc file<text:bookmark-end text:name="__RefHeading___Toc1645_2136975647"/><text:bookmark-end text:name="_Toc56685043"/><text:bookmark-end text:name="_Toc57041012"/></text:h>
      <text:h text:style-name="Heading3" text:outline-level="3"><text:bookmark-start text:name="__RefHeading___Toc1647_2136975647"/><text:bookmark-start text:name="_Toc56685044"/><text:bookmark-start text:name="_Toc57041013"/>Open .bashrc file<text:bookmark-end text:name="__RefHeading___Toc1647_2136975647"/><text:bookmark-end text:name="_Toc56685044"/><text:bookmark-end text:name="_Toc57041013"/></text:h>
      <text:p text:style-name="Textbody">kwrite ~/.bashrc</text:p>
      <text:p text:style-name="Textbody"/>
      <text:p text:style-name="Textbody">Further reading</text:p>
      <text:p text:style-name="Textbody"><text:span text:style-name="T162">kwrite ~/.profile</text:span><text:span text:style-name="T163"><text:line-break/></text:span><text:span text:style-name="T164">source ~/.bashrc</text:span><text:span text:style-name="T165"><text:line-break/></text:span></text:p>
      <text:h text:style-name="Heading2" text:outline-level="2"><text:bookmark-start text:name="__RefHeading__6573_734372457"/><text:bookmark-start text:name="_Toc56685046"/><text:bookmark-start text:name="_Toc57041015"/><text:soft-page-break/>Basic Command<text:bookmark-end text:name="__RefHeading__6573_734372457"/><text:bookmark-end text:name="_Toc56685046"/><text:bookmark-end text:name="_Toc57041015"/></text:h>
      <text:h text:style-name="Heading3" text:outline-level="3"><text:bookmark-start text:name="__RefHeading__233_1013439220"/><text:bookmark-start text:name="_Toc56685049"/><text:bookmark-start text:name="_Toc57041018"/>open nedit<text:bookmark-end text:name="__RefHeading__233_1013439220"/><text:bookmark-end text:name="_Toc56685049"/><text:bookmark-end text:name="_Toc57041018"/></text:h>
      <text:p text:style-name="Standard">nedit ~/.bashrc</text:p>
      <text:h text:style-name="Heading3" text:outline-level="3"><text:bookmark-start text:name="__RefHeading__235_1013439220"/><text:bookmark-start text:name="_Toc56685050"/><text:bookmark-start text:name="_Toc57041019"/>create alias for one address<text:bookmark-end text:name="__RefHeading__235_1013439220"/><text:bookmark-end text:name="_Toc56685050"/><text:bookmark-end text:name="_Toc57041019"/></text:h>
      <text:p text:style-name="Standard">alias cmake-3.10.0="/mnt/dutita4/dv/jliu/Localdisk/cmake/cmake-3.10.0/bin/cmake"</text:p>
      <text:p text:style-name="Standard"/>
      <text:h text:style-name="Heading3" text:outline-level="3"><text:span text:style-name="T166">re</text:span>directing the output</text:h>
      <text:p text:style-name="P167"><text:span text:style-name="T168">command1<text:s/></text:span><text:span text:style-name="T169">&gt;</text:span><text:span text:style-name="T170"><text:s/>out.txt<text:s/></text:span><text:span text:style-name="T171">2</text:span><text:span text:style-name="T172">&gt;</text:span><text:span text:style-name="T173"><text:s/>err.txt</text:span></text:p>
      <text:p text:style-name="Textbody"><text:a xlink:href="https://www.cyberciti.biz/faq/linux-redirect-error-output-to-file/" office:target-frame-name="_top" xlink:show="replace"><text:span text:style-name="Hyperlink">https://www.cyberciti.biz/faq/linux-redirect-error-output-to-file/</text:span></text:a></text:p>
      <text:p text:style-name="Textbody"/>
      <text:h text:style-name="P174" text:outline-level="3">To avoid having the script wait for input</text:h>
      <text:p text:style-name="P175">&lt;/dev/null</text:p>
      <text:p text:style-name="Textbody"><text:a xlink:href="https://stackoverflow.com/questions/19955260/what-is-dev-null-in-bash" office:target-frame-name="_top" xlink:show="replace"><text:span text:style-name="Hyperlink">https://stackoverflow.com/questions/19955260/what-is-dev-null-in-bash</text:span></text:a></text:p>
      <text:p text:style-name="Textbody"/>
      <text:h text:style-name="Heading2" text:outline-level="2"><text:bookmark-start text:name="__RefHeading__1572_2134843222"/><text:bookmark-start text:name="_Toc56685051"/><text:bookmark-start text:name="_Toc57041020"/>creating directories<text:bookmark-end text:name="__RefHeading__1572_2134843222"/><text:bookmark-end text:name="_Toc56685051"/><text:bookmark-end text:name="_Toc57041020"/></text:h>
      <text:h text:style-name="Heading3" text:outline-level="3"><text:bookmark-start text:name="__RefHeading__1574_2134843222"/><text:bookmark-start text:name="_Toc56685052"/><text:bookmark-start text:name="_Toc57041021"/>Create a derectory called temp under your home directory<text:bookmark-end text:name="__RefHeading__1574_2134843222"/><text:bookmark-end text:name="_Toc56685052"/><text:bookmark-end text:name="_Toc57041021"/></text:h>
      <text:p text:style-name="Textbody">mkdir ~/temp</text:p>
      <text:h text:style-name="Heading3" text:outline-level="3"><text:bookmark-start text:name="__RefHeading__1576_2134843222"/><text:bookmark-start text:name="_Toc56685053"/><text:bookmark-start text:name="_Toc57041022"/>Create nested directories using one mkdir command<text:bookmark-end text:name="__RefHeading__1576_2134843222"/><text:bookmark-end text:name="_Toc56685053"/><text:bookmark-end text:name="_Toc57041022"/></text:h>
      <text:p text:style-name="Textbody">mkdir -p dir1/dir2/dir3/dir4/</text:p>
      <text:p text:style-name="Textbody"><text:a xlink:href="https://www.youtube.com/watch?v=24Eo8Y-Z-AE" office:target-frame-name="_top" xlink:show="replace">https://www.youtube.com/watch?v=24Eo8Y-Z-AE</text:a></text:p>
      <text:h text:style-name="Heading2" text:outline-level="2"><text:bookmark-start text:name="__RefHeading___Toc14889_1081874842"/><text:bookmark-start text:name="_Toc56685054"/><text:bookmark-start text:name="_Toc57041023"/>TimerOutput<text:bookmark-end text:name="__RefHeading___Toc14889_1081874842"/><text:bookmark-end text:name="_Toc56685054"/><text:bookmark-end text:name="_Toc57041023"/></text:h>
      <text:h text:style-name="Heading3" text:outline-level="3"><text:bookmark-start text:name="__RefHeading___Toc14891_1081874842"/><text:bookmark-start text:name="_Toc56685055"/><text:bookmark-start text:name="_Toc57041024"/>Real, user, sys,<text:s/>8-5-18<text:bookmark-end text:name="__RefHeading___Toc14891_1081874842"/><text:bookmark-end text:name="_Toc56685055"/><text:bookmark-end text:name="_Toc57041024"/></text:h>
      <text:p text:style-name="P176">Input</text:p>
      <text:p text:style-name="Textbody"><text:span text:style-name="T177">time ./step-4 4 12</text:span><text:span text:style-name="T178"><text:line-break/></text:span><text:span text:style-name="T179">to run a step,</text:span></text:p>
      <text:p text:style-name="P180">it will output</text:p>
      <text:p text:style-name="Textbody"><text:span text:style-name="T181">real    0m1.489s<text:s/></text:span><text:span text:style-name="T182"><text:line-break/></text:span><text:span text:style-name="T183">user    0m5.233s<text:s/></text:span><text:span text:style-name="T184"><text:line-break/></text:span><text:span text:style-name="T185">sys     0m0.088s</text:span><text:span text:style-name="T186"><text:line-break/></text:span></text:p>
      <text:p text:style-name="P187">The meaning of the three times are</text:p>
      <text:p text:style-name="P188">real represents real(wall) time;</text:p>
      <text:p text:style-name="Textbody"><text:span text:style-name="T189">user represents CPU time approximately.<text:s/></text:span><text:span text:style-name="T190"><text:line-break/></text:span><text:a xlink:href="https://stackoverflow.com/questions/556405/what-do-real-user-and-sys-mean-in-the-output-of-time1?utm_medium=organic&amp;utm_source=google_rich_qa&amp;utm_campaign=google_rich_qa" office:target-frame-name="_top" xlink:show="replace"><text:span text:style-name="T191">https://stackoverflow.com/questions/556405/what-do-real-user-and-sys-mean-in-the-output-of-time1?</text:span></text:a><text:a xlink:href="https://stackoverflow.com/questions/556405/what-do-real-user-and-sys-mean-in-the-output-of-time1?utm_medium=organic&amp;utm_source=google_rich_qa&amp;utm_campaign=google_rich_qa" office:target-frame-name="_top" xlink:show="replace"><text:span text:style-name="T192">utm_medium=organic&amp;utm_source=google_rich_qa&amp;utm_campaign=google_rich</text:span></text:a><text:a xlink:href="https://stackoverflow.com/questions/556405/what-do-real-user-and-sys-mean-in-the-output-of-time1?utm_medium=organic&amp;utm_source=google_rich_qa&amp;utm_campaign=google_rich_qa" office:target-frame-name="_top" xlink:show="replace"><text:span text:style-name="T193">_qa</text:span></text:a></text:p>
      <text:p text:style-name="P194"/>
      <text:h text:style-name="Heading2" text:outline-level="2"><text:bookmark-start text:name="__RefHeading___Toc3767_1959915214"/><text:bookmark-start text:name="_Toc56685056"/><text:bookmark-start text:name="_Toc57041025"/>Operations on the cluster, (detailed process) Sep 24, 2018<text:bookmark-end text:name="__RefHeading___Toc3767_1959915214"/><text:bookmark-end text:name="_Toc56685056"/><text:bookmark-end text:name="_Toc57041025"/></text:h>
      <text:h text:style-name="Heading3" text:outline-level="3"><text:bookmark-start text:name="__RefHeading___Toc3769_1959915214"/><text:bookmark-start text:name="_Toc56685057"/><text:bookmark-start text:name="_Toc57041026"/><text:span text:style-name="T195">Genera</text:span><text:span text:style-name="T196">te the public keys for all nodes</text:span><text:bookmark-end text:name="__RefHeading___Toc3769_1959915214"/><text:bookmark-end text:name="_Toc56685057"/><text:bookmark-end text:name="_Toc57041026"/></text:h>
      <text:p text:style-name="Standard"><text:span text:style-name="T197">dutita8:~ 19 % mksshkeys<text:s/></text:span><text:span text:style-name="T198"><text:line-break/></text:span><text:span text:style-name="T199">Generating ssh public ecdsa keys with empty passphrase .....<text:s/></text:span><text:span text:style-name="T200"><text:line-break/></text:span><text:span text:style-name="T201">Generating public/private ecdsa key pair.<text:s/></text:span><text:span text:style-name="T202"><text:line-break/></text:span><text:span text:style-name="T203">Enter file in which to save the key<text:s/></text:span><text:span text:style-name="T204">(/home/dv/liu/.ssh/id_ecdsa): Your identification has been saved in /home/dv/liu/.ssh/id_ecdsa.<text:s/></text:span><text:span text:style-name="T205"><text:line-break/></text:span><text:span text:style-name="T206">Your public key has been saved in /home/dv/liu/.ssh/id_ecdsa.pub.<text:s/></text:span><text:span text:style-name="T207"><text:line-break/></text:span><text:span text:style-name="T208">The key fingerprint is:<text:s/></text:span><text:span text:style-name="T209"><text:line-break/></text:span><text:span text:style-name="T210">SHA256:MiwEe4NcUUatN+fp60/6xJoHrnnD7Y2mKUeY/yFE0H8 liu@dutita8<text:s/></text:span><text:span text:style-name="T211"><text:line-break/></text:span><text:span text:style-name="T212">The</text:span><text:span text:style-name="T213"><text:s/>key's randomart image is:<text:s/></text:span><text:span text:style-name="T214"><text:line-break/></text:span><text:span text:style-name="T215">+---[ECDSA 256]---+<text:s/></text:span><text:span text:style-name="T216"><text:line-break/></text:span><text:span text:style-name="T217">|  . o++...       |<text:s/></text:span><text:span text:style-name="T218"><text:line-break/></text:span><text:span text:style-name="T219">| . = .  ...      |<text:s/></text:span><text:span text:style-name="T220"><text:line-break/></text:span><text:span text:style-name="T221">|  + +  .  ..     |<text:s/></text:span><text:span text:style-name="T222"><text:line-break/></text:span><text:span text:style-name="T223">|   o o. o.. . E  |<text:s/></text:span><text:span text:style-name="T224"><text:line-break/></text:span><text:span text:style-name="T225">|    . +.S*.. .   |<text:s/></text:span><text:span text:style-name="T226"><text:line-break/></text:span><text:span text:style-name="T227">|     . oo.=.     |<text:s/></text:span><text:span text:style-name="T228"><text:line-break/></text:span><text:span text:style-name="T229">|         *.o=    |<text:s/></text:span><text:span text:style-name="T230"><text:line-break/></text:span><text:span text:style-name="T231">|        ..OO++   |<text:s/></text:span><text:span text:style-name="T232"><text:line-break/></text:span><text:span text:style-name="T233">|        o*O@* .  |<text:s/></text:span><text:span text:style-name="T234"><text:line-break/></text:span><text:span text:style-name="T235">+----[SHA256]-----</text:span><text:span text:style-name="T236">+<text:s/></text:span><text:span text:style-name="T237"><text:line-break/></text:span><text:span text:style-name="T238">Appending this key to the authorized_keys list ...</text:span><text:span text:style-name="T239"><text:line-break/></text:span></text:p>
      <text:p text:style-name="P240"><text:line-break/></text:p>
      <text:h text:style-name="Heading3" text:outline-level="3"><text:bookmark-start text:name="__RefHeading___Toc3775_1959915214"/><text:bookmark-start text:name="_Toc56685058"/><text:bookmark-start text:name="_Toc57041027"/>copy a file to the cluster home<text:bookmark-end text:name="__RefHeading___Toc3775_1959915214"/><text:bookmark-end text:name="_Toc56685058"/><text:bookmark-end text:name="_Toc57041027"/></text:h>
      <text:p text:style-name="P241">Using 'rsync', Sep 25, 2018</text:p>
      <text:p text:style-name="P242">In the Localdisk of dutita4, input:</text:p>
      <text:p text:style-name="Standard"><text:span text:style-name="T243">rsync -avz data_error.txt liu@dutita8:/home/dv/liu<text:s/></text:span><text:span text:style-name="T244"><text:line-break/></text:span><text:span text:style-name="T245">,</text:span></text:p>
      <text:p text:style-name="P246">where data_error.txt is a file in Localdisk.</text:p>
      <text:p text:style-name="P247"/>
      <text:p text:style-name="P248">More detailed:</text:p>
      <text:p text:style-name="P249"/>
      <text:p text:style-name="Standard"><text:span text:style-name="T250">rsync -avz step-4<text:s/></text:span><text:a xlink:href="mailto:liu@dutita8" office:target-frame-name="_top" xlink:show="replace"><text:span text:style-name="T251">liu@dutita8</text:span></text:a><text:span text:style-name="T252">:/home/dv/liu/deal.ii_d10/examples/step-4</text:span></text:p>
      <text:p text:style-name="P253"/>
      <text:p text:style-name="Standard"><text:span text:style-name="T254">rsync -avz step-20 liu@dutita8:/home/dv/liu/deal.ii_d10/examples/step-20</text:span><text:span text:style-name="T255"><text:line-break/></text:span></text:p>
      <text:p text:style-name="P256"/>
      <text:p text:style-name="Standard"><text:a xlink:href="https://www.tecmint.com/rsync-local-remote-file-synchronization-commands/" office:target-frame-name="_top" xlink:show="replace"><text:span text:style-name="T257">https://www.tecmint.com/rsync-local-remote-file-synchronization-commands/</text:span></text:a></text:p>
      <text:p text:style-name="P258"/>
      <text:p text:style-name="P259">The following line, which allows file transport in one system, does not work.</text:p>
      <text:p text:style-name="Standard"><text:span text:style-name="T260">scp -r deal.ii<text:s/></text:span><text:a xlink:href="mailto:liu@dutita8" office:target-frame-name="_top" xlink:show="replace"><text:span text:style-name="T261">liu@dutita8</text:span></text:a><text:span text:style-name="T262">:$HOME</text:span><text:span text:style-name="T263"><text:line-break/></text:span></text:p>
      <text:p text:style-name="P264">Copy data in a node to the home in dutita4, Oct. 2, 2018</text:p>
      <text:p text:style-name="P265"/>
      <text:p text:style-name="Standard"><text:span text:style-name="T266">rsync -avz data_error_P4.txt jliu@dutita4:/mnt/dutita4/dv/jliu</text:span><text:span text:style-name="T267"><text:line-break/></text:span></text:p>
      <text:h text:style-name="Heading3" text:outline-level="3"><text:bookmark-start text:name="__RefHeading___Toc3777_1959915214"/><text:bookmark-start text:name="_Toc56685059"/><text:bookmark-start text:name="_Toc57041028"/>return to mf-node2 from its localdisk, Sep 25, 2018<text:bookmark-end text:name="__RefHeading___Toc3777_1959915214"/><text:bookmark-end text:name="_Toc56685059"/><text:bookmark-end text:name="_Toc57041028"/></text:h>
      <text:p text:style-name="Textbody"><text:span text:style-name="T268">ssh -CY mf-node2</text:span><text:span text:style-name="T269"><text:line-break/></text:span><text:span text:style-name="T270">,</text:span></text:p>
      <text:p text:style-name="P271">in the event that we cannot find the files in mf-node2.</text:p>
      <text:h text:style-name="Heading2" text:outline-level="2"><text:bookmark-start text:name="__RefHeading___Toc13587_548043565"/><text:bookmark-start text:name="_Toc56685060"/><text:bookmark-start text:name="_Toc57041029"/>Output in a sequence<text:bookmark-end text:name="__RefHeading___Toc13587_548043565"/><text:bookmark-end text:name="_Toc56685060"/><text:bookmark-end text:name="_Toc57041029"/></text:h>
      <text:h text:style-name="Heading3" text:outline-level="3"><text:bookmark-start text:name="__RefHeading___Toc13589_548043565"/><text:bookmark-start text:name="_Toc56685061"/><text:bookmark-start text:name="_Toc57041030"/>With one variable<text:bookmark-end text:name="__RefHeading___Toc13589_548043565"/><text:bookmark-end text:name="_Toc56685061"/><text:bookmark-end text:name="_Toc57041030"/></text:h>
      <text:p text:style-name="Textbody">./step-20 1 3</text:p>
      <text:p text:style-name="Textbody"><text:span text:style-name="T272">for r in $(seq 1 10); do ./step-20 1 $r; done</text:span></text:p>
      <text:p text:style-name="Textbody"><text:span text:style-name="T273">-- Matthias, 23-8-2017</text:span></text:p>
      <text:h text:style-name="Heading3" text:outline-level="3"><text:bookmark-start text:name="__RefHeading___Toc14895_1081874842"/><text:span text:style-name="T274"><text:s/></text:span><text:bookmark-start text:name="_Toc56685062"/><text:bookmark-start text:name="_Toc57041031"/><text:span text:style-name="T275">With two variables, 14-5-18</text:span><text:bookmark-end text:name="__RefHeading___Toc14895_1081874842"/><text:bookmark-end text:name="_Toc56685062"/><text:bookmark-end text:name="_Toc57041031"/></text:h>
      <text:p text:style-name="Textbody"/>
      <text:p text:style-name="Textbody"><text:span text:style-name="T276">for d in $(seq 1 6); do for r in $(seq 1 20); do<text:s/></text:span><text:span text:style-name="T277">./step-4 $d $r; done; done</text:span></text:p>
      <text:p text:style-name="Textbody"/>
      <text:p text:style-name="Textbody"><text:span text:style-name="T278">for d in $(seq 1 2); do for r in $(seq 1 2); do ./step-20 $d $r; done; done</text:span><text:span text:style-name="T279"><text:line-break/></text:span></text:p>
      <text:p text:style-name="Textbody"><text:a xlink:href="https://stackoverflow.com/questions/4847854/bash-shell-nested-for-loop" office:target-frame-name="_top" xlink:show="replace"><text:span text:style-name="T280">https://stackoverflow.com/questions/4847854/bash-shell-nested-f</text:span><text:span text:style-name="T281">or-loop</text:span></text:a></text:p>
      <text:h text:style-name="Heading3" text:outline-level="3"><text:bookmark-start text:name="__RefHeading___Toc13927_2028135211"/><text:bookmark-start text:name="_Toc56685063"/><text:bookmark-start text:name="_Toc57041032"/><text:span text:style-name="SourceText">with variables in an array, Nov. 5, 2018</text:span><text:bookmark-end text:name="__RefHeading___Toc13927_2028135211"/><text:bookmark-end text:name="_Toc56685063"/><text:bookmark-end text:name="_Toc57041032"/></text:h>
      <text:p text:style-name="Textbody"><text:span text:style-name="T282">Define an array beforehand, such as</text:span></text:p>
      <text:p text:style-name="Textbody"><text:span text:style-name="T283">r=(25 23 20 20 20 20)</text:span><text:span text:style-name="T284"><text:line-break/></text:span></text:p>
      <text:p text:style-name="Textbody"><text:span text:style-name="T285">for i in $(seq 0 5); do for r in $(seq 1 ${r[i]}); do ./step-4 ${c[i]} ${uL2[i]} ${fL2[i]} 2 $r; done; done</text:span></text:p>
      <text:p text:style-name="Textbody"><text:span text:style-name="T286">&lt;/dev/null 1&gt;/home/dv/liu/deal.ii/exampl</text:span><text:span text:style-name="T287">es/step-4/output.log 2&gt;/home/dv/liu/deal.ii/exam</text:span><text:span text:style-name="T288">ples/step-4/error.log &amp;</text:span><text:span text:style-name="T289"><text:line-break/></text:span></text:p>
      <text:p text:style-name="Textbody"><text:a xlink:href="https://stackoverflow.com/questions/15685736/how-to-extract-a-particular-element-from-an-array-in-bash" office:target-frame-name="_top" xlink:show="replace"><text:span text:style-name="T290">https://stackoverflow.com/questions/15685736/how-to-extract-a-particular-</text:span></text:a><text:a xlink:href="https://stackoverflow.com/questions/15685736/how-to-extract-a-particular-element-from-an-array-in-bash" office:target-frame-name="_top" xlink:show="replace"><text:span text:style-name="T291">element-from-an-array-in-bash</text:span></text:a></text:p>
      <text:p text:style-name="P292"/>
      <text:h text:style-name="Heading3" text:outline-level="3"><text:bookmark-start text:name="__RefHeading___Toc3779_1959915214"/><text:bookmark-start text:name="_Toc56685064"/><text:bookmark-start text:name="_Toc57041033"/>Run C++ programs in the background, Sep 25, 2018<text:bookmark-end text:name="__RefHeading___Toc3779_1959915214"/><text:bookmark-end text:name="_Toc56685064"/><text:bookmark-end text:name="_Toc57041033"/></text:h>
      <text:p text:style-name="P293"><text:tab/></text:p>
      <text:p text:style-name="P294">step-4 as example:</text:p>
      <text:soft-page-break/>
      <text:p text:style-name="Textbody"><text:span text:style-name="T295">... done &lt;/dev/null 1&gt;/home/dv/liu/deal.ii_d10/examples/step-4/output.log&gt;/home/dv/liu/deal.ii_d10/e</text:span><text:span text:style-name="T296">xamples/step-4/error.log &amp;</text:span></text:p>
      <text:p text:style-name="P297"/>
      <text:p text:style-name="P298"><text:tab/><text:tab/></text:p>
      <text:p text:style-name="P299">step-20 as example:</text:p>
      <text:p text:style-name="P300">... done &lt;/dev/null 1&gt;/home/dv/liu/deal.ii_d10/examples/step-20/output.log&gt;/home/dv/liu/deal.ii_d10/examples/step-20/error.log &amp;</text:p>
      <text:p text:style-name="P301"/>
      <text:p text:style-name="P302"/>
      <text:list text:style-name="LFO9" text:continue-numbering="true">
        <text:list-item>
          <text:p text:style-name="P303">step-4 with the refinement level as the variable</text:p>
        </text:list-item>
      </text:list>
      <text:p text:style-name="P304">for r in $(seq 1 4); do ./step-4 1 1 1 2 $r; done; done &lt;/dev/null 1&gt;/home/dv/liu/deal.ii/examples/step-4/output.log 2&gt;/home/dv/liu/deal.ii/examples/step-4/error.log &amp;</text:p>
      <text:p text:style-name="P305"/>
      <text:p text:style-name="P306">for i in $(seq 0 4); do for r in $(seq 1 ${r[i]}); do ./step-4 ${c[i]} ${uL2[i]} ${upL2[i]} 2 $r; done; done<text:s/>&lt;/dev/null 1&gt;/home/dv/liu/deal.ii/examples/step-4/output.log 2&gt;/home/dv/liu/deal.ii/examples/step-4/error.log &amp;</text:p>
      <text:p text:style-name="P307"/>
      <text:p text:style-name="P308"/>
      <text:p text:style-name="P309">for i in $(seq 2 6); do for r in $(seq 17 18); do ./step-20 $i $r; done; done &lt;/dev/null<text:s/>1&gt;/home/dv/liu/deal.ii/examples/step-20/output.log&gt;/home/dv/liu/deal.ii/examples/step-20/error.log &amp;<text:line-break/></text:p>
      <text:p text:style-name="P310">for i in $(seq 0 4); do for r in $(seq 1 12); do ./step-20 ${c[i]} ${uL2[i]} ${upL2[i]} 1 4 $r; done; done &lt;/dev/null 1&gt;/home/dv/liu/deal.ii/examples/step-20/output.log2&gt;/home/dv/liu/deal.ii/examples/step-20/error.log &amp;<text:line-break/></text:p>
      <text:p text:style-name="P311">for i in $(seq 0 4); do for r in $(seq 1 ${r[i]}); do ./step-20 ${c[i]} ${uL2[i]} ${upL2[i]} ${fL2[i]} 4 $r; done; done &lt;/dev/null 1&gt;/home/dv/liu/deal.ii/examples/step-20/output.log&gt;/home/dv/liu/deal.ii/examples/step-20/error.log &amp;<text:line-break/></text:p>
      <text:p text:style-name="P312">for case p=exp(-(x-0.5)^2/D), we have</text:p>
      <text:p text:style-name="P313">c=(1e-4 1e-2 1 1e2 1e4)</text:p>
      <text:p text:style-name="P314">uL2=(0.112 0.354 0.925 1 1 1)</text:p>
      <text:p text:style-name="P315">upL2=(11 3.5 0.5 5.8e-3 5.8e-5)</text:p>
      <text:p text:style-name="P316">fL2=(1.9e3 61 1.6 2e-2 2e-4)</text:p>
      <text:p text:style-name="P317">r=(25 23 20 20 20)<text:tab/><text:tab/>// for the standard FEM</text:p>
      <text:p text:style-name="P318">r=(22 20 18 18<text:s/>18)<text:tab/><text:tab/>// for the mixed FEM</text:p>
      <text:soft-page-break/>
      <text:p text:style-name="P319"><text:line-break/>for case p=L/2pi^2sin(2pi/Lx), we have</text:p>
      <text:p text:style-name="P320">c=(1e-2 1e-1 1 1e1 1e2)</text:p>
      <text:p text:style-name="P321"><text:bookmark-start text:name="__DdeLink__11092_335363483"/>uL2=(1.8e-6 1.8e-4 1.8e-2 0.88 9.2)<text:bookmark-end text:name="__DdeLink__11092_335363483"/></text:p>
      <text:p text:style-name="P322"><text:bookmark-start text:name="__DdeLink__11094_335363483"/>upL2=(1.1e-3 1.1e-2 1.1e-1 1.5 16)<text:bookmark-end text:name="__DdeLink__11094_335363483"/></text:p>
      <text:p text:style-name="P323">r=(25 23 20 20 20)<text:tab/><text:tab/></text:p>
      <text:p text:style-name="P324"/>
      <text:p text:style-name="P325">for case p=coex, we have</text:p>
      <text:p text:style-name="P326">c=(1e-4 1 1e4)</text:p>
      <text:p text:style-name="P327">uL2=(0.58e-4 0.58e0 0.58e4)</text:p>
      <text:p text:style-name="P328">upL2=(1e-4 1 1e4)</text:p>
      <text:p text:style-name="P329"/>
      <text:p text:style-name="P330">for case p=L/2pi^2sin(2pi/Lx)-x^2/2, we have</text:p>
      <text:p text:style-name="P331">c=(1e-4 1e-2 1 1e2 1e4)</text:p>
      <text:p text:style-name="P332">uL2=(0.22 0.22 0.23 9.0 9.2e2)</text:p>
      <text:p text:style-name="P333">upL2=(0.58 0.58 0.59 15.4 1.6e3)</text:p>
      <text:p text:style-name="P334"/>
      <text:p text:style-name="P335"/>
      <text:p text:style-name="P336">for case p=L/2pisin(2pi/Lx), we have</text:p>
      <text:p text:style-name="P337">c=(1e-2 1e-1 1 1e1 1e2)</text:p>
      <text:p text:style-name="P338"><text:bookmark-start text:name="__DdeLink__11092_3353634831"/>uL2=(1.1e-3 1.1e-2 1.1e-1 0.55 0.58)<text:bookmark-end text:name="__DdeLink__11092_3353634831"/></text:p>
      <text:p text:style-name="P339"><text:bookmark-start text:name="__DdeLink__11094_3353634831"/>upL2=(0.71 0.71 0.71 0.94 1.0)<text:bookmark-end text:name="__DdeLink__11094_3353634831"/></text:p>
      <text:p text:style-name="P340">r=(21 20 18 18 18)</text:p>
      <text:p text:style-name="P341"/>
      <text:p text:style-name="P342">c=(1e-4 1e-2 1 1e2 1e4)</text:p>
      <text:p text:style-name="P343">uL2=(1.1e-5 1.1e-3 1.1e-1 5.8e-1 5.8e-1)</text:p>
      <text:p text:style-name="P344">upL2=(0.71 0.71 0.71 1.0 1.0)</text:p>
      <text:p text:style-name="P345">r=(23 23 23 20 20)</text:p>
      <text:p text:style-name="P346"/>
      <text:p text:style-name="P347">for case p=(L/2pi)^2sin((2pi/L)^1.5x), we have</text:p>
      <text:p text:style-name="P348">c=(1e-4 1e-2 1 1e2 1e4)</text:p>
      <text:p text:style-name="P349">uL2=(1.8e-10 1.6e-6 1.8e-2 2.3e0 2.3e1)</text:p>
      <text:p text:style-name="P350">upL2=(2.8e-3 2.8e-2 2.8e-1 4.0 4.0e1)</text:p>
      <text:p text:style-name="P351">r=(23 23 23 20 20)</text:p>
      <text:p text:style-name="P352"/>
      <text:soft-page-break/>
      <text:p text:style-name="P353">for case p=exp(-(x-0.5)^2/D)(-2(x-1/2)/D), we have</text:p>
      <text:p text:style-name="P354">c=(1e-4 1e-2 1 1e2 1e4)</text:p>
      <text:p text:style-name="P355">uL2=(11 3.5 0.5 5.8e-3 5.8e-5)</text:p>
      <text:p text:style-name="P356">fL2=()</text:p>
      <text:p text:style-name="P357">r=(25 23 20 20 20)</text:p>
      <text:p text:style-name="P358"/>
      <text:p text:style-name="Textbody"><text:span text:style-name="T359">./step-20 2 5 &lt;/dev/null<text:s/></text:span><text:span text:style-name="T360">1&gt;/home/dv/liu/deal.ii/examples/step-20/output.log 2&gt;/home/dv/liu/deal.ii/examples/step-20/error.log &amp;<text:s/></text:span><text:span text:style-name="T361"><text:line-break/></text:span><text:span text:style-name="T362"><text:line-break/></text:span><text:span text:style-name="T363">which generates the 'output.log' and 'error.log' file</text:span></text:p>
      <text:h text:style-name="Heading3" text:outline-level="3"><text:bookmark-start text:name="__RefHeading___Toc1205_1624091984"/><text:bookmark-start text:name="_Toc56685065"/><text:bookmark-start text:name="_Toc57041034"/>Run MATLAB programs in the background, Oct 9, 2018<text:bookmark-end text:name="__RefHeading___Toc1205_1624091984"/><text:bookmark-end text:name="_Toc56685065"/><text:bookmark-end text:name="_Toc57041034"/></text:h>
      <text:p text:style-name="P364">matlab -nodesktop -nodisplay -logfile /mywork/dir/output.log -r matlabinputfile \&lt; /dev/null &gt;&amp;/dev/null &amp;</text:p>
      <text:p text:style-name="P365">For example,</text:p>
      <text:p text:style-name="Textbody"><text:span text:style-name="T366">matlab -nodesktop -nodisplay -logfile output.log -r run_1D \&lt; /dev/null &gt;&amp;/dev/null &amp;</text:span><text:span text:style-name="T367"><text:line-break/></text:span></text:p>
      <text:h text:style-name="Heading3" text:outline-level="3"><text:bookmark-start text:name="__RefHeading___Toc3781_1959915214"/><text:bookmark-start text:name="_Toc56685066"/><text:bookmark-start text:name="_Toc57041035"/>read data when 'kate' does not work, Sep 25, 2018<text:bookmark-end text:name="__RefHeading___Toc3781_1959915214"/><text:bookmark-end text:name="_Toc56685066"/><text:bookmark-end text:name="_Toc57041035"/></text:h>
      <text:p text:style-name="P368">use command 'less'</text:p>
      <text:p text:style-name="P369"/>
      <text:h text:style-name="Heading3" text:outline-level="3"><text:bookmark-start text:name="__RefHeading___Toc3783_1959915214"/><text:bookmark-start text:name="_Toc56685067"/><text:bookmark-start text:name="_Toc57041036"/><text:span text:style-name="T370">solution to<text:s/></text:span>timed out<text:s/>waiting for input: auto-logout, Sep 25, 2018<text:bookmark-end text:name="__RefHeading___Toc3783_1959915214"/><text:bookmark-end text:name="_Toc56685067"/><text:bookmark-end text:name="_Toc57041036"/></text:h>
      <text:p text:style-name="Textbody"/>
      <text:p text:style-name="P371">* TMOUT=600   #set an auto-logout timeout for 10 minutes<text:line-break/>* TMOUT=1200  #set an auto-logout timeout for 20 minutes<text:line-break/>* TMOUT=   #turn off auto-logout (user session will not auto-logout due to session inactivity)</text:p>
      <text:p text:style-name="P372"/>
      <text:p text:style-name="Textbody"><text:a xlink:href="http://www.adercon.com/ac/node/39" office:target-frame-name="_top" xlink:show="replace"><text:span text:style-name="T373">http://www.adercon.com/ac/node/39</text:span></text:a><text:span text:style-name="T374"><text:line-break/></text:span></text:p>
      <text:h text:style-name="Heading3" text:outline-level="3"><text:bookmark-start text:name="__RefHeading___Toc1207_1624091984"/><text:bookmark-start text:name="_Toc56685068"/><text:bookmark-start text:name="_Toc57041037"/>avoid the program being killed when you quit the parent shell, Sep 28, 2018<text:bookmark-end text:name="__RefHeading___Toc1207_1624091984"/><text:bookmark-end text:name="_Toc56685068"/><text:bookmark-end text:name="_Toc57041037"/></text:h>
      <text:p text:style-name="P375">at now</text:p>
      <text:p text:style-name="Textbody"><text:span text:style-name="T376">cd<text:s/></text:span><text:span text:style-name="T377">/home/dv/liu/deal.ii/examples/step-20</text:span><text:span text:style-name="T378"><text:line-break/></text:span></text:p>
      <text:p text:style-name="Textbody"><text:span text:style-name="T379">./step-20 6 8 &lt;/dev/null<text:s/></text:span><text:span text:style-name="T380">1&gt;/home/dv/liu/deal.ii/examples/step-20/output.log 2&gt;/home/dv/liu/deal.ii/examples/step-20/error.log<text:s/></text:span><text:span text:style-name="T381"><text:line-break/></text:span></text:p>
      <text:p text:style-name="P382">inspect the output and error logfile(s)</text:p>
      <text:p text:style-name="Textbody"><text:span text:style-name="T383">tail -f /home/dv/liu/deal.ii/examples/step-20/output.log</text:span><text:span text:style-name="T384"><text:line-break/></text:span><text:soft-page-break/><text:span text:style-name="T385"><text:line-break/></text:span></text:p>
      <text:h text:style-name="Heading1" text:outline-level="1"><text:bookmark-start text:name="__RefHeading__10797_457970875"/><text:bookmark-start text:name="_Toc56685069"/><text:bookmark-start text:name="_Toc57041038"/>Text<text:bookmark-end text:name="__RefHeading__10797_457970875"/><text:bookmark-end text:name="_Toc56685069"/><text:bookmark-end text:name="_Toc57041038"/></text:h>
      <text:h text:style-name="Heading2" text:outline-level="2"><text:bookmark-start text:name="__RefHeading__10936_457970875"/><text:bookmark-start text:name="_Toc56685070"/><text:bookmark-start text:name="_Toc57041039"/>Creating a quick text file<text:bookmark-end text:name="__RefHeading__10936_457970875"/><text:bookmark-end text:name="_Toc56685070"/><text:bookmark-end text:name="_Toc57041039"/></text:h>
      <text:p text:style-name="Textbody">Cat &gt; kitty.txt</text:p>
      <text:p text:style-name="Textbody"/>
      <text:p text:style-name="Textbody">ctrl<text:s/>+ z – save the work and return to the terminal command line.</text:p>
      <text:h text:style-name="Heading2" text:outline-level="2"><text:bookmark-start text:name="__RefHeading__10799_457970875"/><text:bookmark-start text:name="_Toc56685071"/><text:bookmark-start text:name="_Toc57041040"/>less<text:bookmark-end text:name="__RefHeading__10799_457970875"/><text:bookmark-end text:name="_Toc56685071"/><text:bookmark-end text:name="_Toc57041040"/></text:h>
      <text:p text:style-name="Textbody">It is the default viewer for main pages of a text file.</text:p>
      <text:p text:style-name="Textbody">less filename;</text:p>
      <text:p text:style-name="Textbody">less -N filename<text:s/><text:tab/>view line numbers.</text:p>
      <text:p text:style-name="Textbody"/>
      <text:h text:style-name="Heading3" text:outline-level="3"><text:bookmark-start text:name="__RefHeading___Toc13929_2028135211"/><text:bookmark-start text:name="_Toc56685072"/><text:bookmark-start text:name="_Toc57041041"/>Quit 'less', Nov. 5, 2018<text:bookmark-end text:name="__RefHeading___Toc13929_2028135211"/><text:bookmark-end text:name="_Toc56685072"/><text:bookmark-end text:name="_Toc57041041"/></text:h>
      <text:p text:style-name="Textbody">Press 'q'</text:p>
      <text:p text:style-name="Textbody"/>
      <text:h text:style-name="Heading2" text:outline-level="2"><text:bookmark-start text:name="_Toc56685073"/><text:bookmark-start text:name="_Toc57041042"/><text:span text:style-name="T386">Giving</text:span><text:s/>writing access right<text:bookmark-end text:name="_Toc56685073"/><text:bookmark-end text:name="_Toc57041042"/></text:h>
      <text:p text:style-name="Textbody"/>
      <text:p text:style-name="Textbody">An<text:s/>example</text:p>
      <text:p text:style-name="Textbody">sudo chown -R wsl_jie /usr/share/dolfin/demo-python/documented/poisson</text:p>
      <text:p text:style-name="Textbody">// short note</text:p>
      <text:h text:style-name="Heading1" text:outline-level="1"><text:bookmark-start text:name="__RefHeading___Toc13951_1569528697"/><text:bookmark-start text:name="_Toc56685074"/><text:bookmark-start text:name="_Toc57041043"/>Files<text:bookmark-end text:name="__RefHeading___Toc13951_1569528697"/><text:bookmark-end text:name="_Toc56685074"/><text:bookmark-end text:name="_Toc57041043"/></text:h>
      <text:p text:style-name="Textbody"/>
      <text:h text:style-name="Heading2" text:outline-level="2"><text:bookmark-start text:name="__RefHeading___Toc13953_1569528697"/><text:bookmark-start text:name="_Toc56685075"/><text:bookmark-start text:name="_Toc57041044"/>Create a file<text:bookmark-end text:name="__RefHeading___Toc13953_1569528697"/><text:bookmark-end text:name="_Toc56685075"/><text:bookmark-end text:name="_Toc57041044"/></text:h>
      <text:p text:style-name="Textbody">In windows, press 'F10'.</text:p>
      <text:p text:style-name="Textbody"><text:a xlink:href="https://unix.stackexchange.com/questions/279248/how-does-create-new-folder-short-key-work" office:target-frame-name="_top" xlink:show="replace">https://unix.stackexchange.com/questions/279248/how-does-create-new-folder-short-key-work</text:a></text:p>
      <text:p text:style-name="Textbody"/>
      <text:p text:style-name="Textbody">In command line,</text:p>
      <text:p text:style-name="PreformattedText"><text:span text:style-name="SourceText">touch filename</text:span></text:p>
      <text:p text:style-name="Textbody"><text:a xlink:href="https://stackoverflow.com/questions/9381463/how-to-create-a-file-in-linux-from-terminal-window" office:target-frame-name="_top" xlink:show="replace">https://stackoverflow.com/questions/9381463/how-to-create-a-file-in-linux-from-terminal-window</text:a></text:p>
      <text:h text:style-name="Heading2" text:outline-level="2"><text:bookmark-start text:name="__RefHeading___Toc566_2384480"/><text:bookmark-start text:name="_Toc56685076"/><text:bookmark-start text:name="_Toc57041045"/>Show files in detail<text:bookmark-end text:name="__RefHeading___Toc566_2384480"/><text:bookmark-end text:name="_Toc56685076"/><text:bookmark-end text:name="_Toc57041045"/></text:h>
      <text:p text:style-name="P387">ls -al</text:p>
      <text:h text:style-name="Heading2" text:outline-level="2"><text:bookmark-start text:name="__RefHeading___Toc10737_1721554453"/><text:bookmark-start text:name="_Toc56685077"/><text:bookmark-start text:name="_Toc57041046"/><text:soft-page-break/>find a file<text:bookmark-end text:name="__RefHeading___Toc10737_1721554453"/><text:bookmark-end text:name="_Toc56685077"/><text:bookmark-end text:name="_Toc57041046"/></text:h>
      <text:h text:style-name="Heading3" text:outline-level="3"><text:bookmark-start text:name="__RefHeading___Toc645_1729709912"/><text:bookmark-start text:name="_Toc56685078"/><text:bookmark-start text:name="_Toc57041047"/>Find the file name quickly<text:bookmark-end text:name="__RefHeading___Toc645_1729709912"/><text:bookmark-end text:name="_Toc56685078"/><text:bookmark-end text:name="_Toc57041047"/></text:h>
      <text:p text:style-name="Standard">Input several first characters</text:p>
      <text:p text:style-name="Standard">Press 'Tab'</text:p>
      <text:p text:style-name="Standard"/>
      <text:h text:style-name="Heading3" text:outline-level="3"><text:bookmark-start text:name="__RefHeading___Toc10739_1721554453"/><text:bookmark-start text:name="_Toc56685079"/><text:bookmark-start text:name="_Toc57041048"/>'locate'<text:bookmark-end text:name="__RefHeading___Toc10739_1721554453"/><text:bookmark-end text:name="_Toc56685079"/><text:bookmark-end text:name="_Toc57041048"/></text:h>
      <text:p text:style-name="Textbody"><text:span text:style-name="T388">locate libgfortran.so.3</text:span><text:span text:style-name="T389"><text:line-break/></text:span></text:p>
      <text:p text:style-name="Textbody"><text:a xlink:href="http://archive.ambermd.org/201311/0370.html" office:target-frame-name="_top" xlink:show="replace"><text:span text:style-name="T390">http://archive.ambermd.org/201311/0370.html</text:span></text:a></text:p>
      <text:p text:style-name="P391"/>
      <text:p text:style-name="P392">checked on Mar. 24, 2019</text:p>
      <text:p text:style-name="Textbody"><text:a xlink:href="https://askubuntu.com/questions/573417/where-are-header-files-for-gcc-located" office:target-frame-name="_top" xlink:show="replace"><text:span text:style-name="T393">https://askubuntu.com/questions/</text:span><text:span text:style-name="T394">573417/where-are-header-files-for-gcc-located</text:span></text:a></text:p>
      <text:p text:style-name="P395"/>
      <text:h text:style-name="Heading3" text:outline-level="3"><text:bookmark-start text:name="__RefHeading___Toc9289_1569528697"/><text:bookmark-start text:name="_Toc56685080"/><text:bookmark-start text:name="_Toc57041049"/>find a file by the name or text<text:bookmark-end text:name="__RefHeading___Toc9289_1569528697"/><text:bookmark-end text:name="_Toc56685080"/><text:bookmark-end text:name="_Toc57041049"/></text:h>
      <text:p text:style-name="Standard"><text:span text:style-name="T396">find -name<text:s/></text:span><text:span text:style-name="T397">“</text:span><text:span text:style-name="T398">*Kumar* ” </text:span><text:span text:style-name="T399"><text:tab/>// file name containing “Kumar”</text:span></text:p>
      <text:p text:style-name="P400"/>
      <text:p text:style-name="Standard">https://stackoverflow.com/questions/11328988/find-all-files-with-name-containing-string</text:p>
      <text:p text:style-name="P401"/>
      <text:p text:style-name="Standard"><text:span text:style-name="T402">grep -rnw -e 'Kumar'</text:span><text:span text:style-name="T403"><text:tab/>// by text</text:span><text:span text:style-name="T404"><text:line-break/></text:span><text:span text:style-name="T405"><text:line-break/></text:span><text:a xlink:href="https://www.linode.com/docs/tools-reference/tools/find-files-in-linux-using-the-command-line/" office:target-frame-name="_top" xlink:show="replace"><text:span text:style-name="T406">https://www.linode.com/</text:span><text:span text:style-name="T407">docs/tools-reference/tools/find-files-in-linux-using-the-command-line/</text:span></text:a></text:p>
      <text:p text:style-name="P408"/>
      <text:h text:style-name="Heading2" text:outline-level="2"><text:bookmark-start text:name="__RefHeading___Toc13955_1569528697"/><text:bookmark-start text:name="_Toc56685081"/><text:bookmark-start text:name="_Toc57041050"/>Open a file<text:bookmark-end text:name="__RefHeading___Toc13955_1569528697"/><text:bookmark-end text:name="_Toc56685081"/><text:bookmark-end text:name="_Toc57041050"/></text:h>
      <text:h text:style-name="Heading3" text:outline-level="3"><text:bookmark-start text:name="__RefHeading___Toc13957_1569528697"/><text:bookmark-start text:name="_Toc56685082"/><text:bookmark-start text:name="_Toc57041051"/>Open .odt file<text:bookmark-end text:name="__RefHeading___Toc13957_1569528697"/><text:bookmark-end text:name="_Toc56685082"/><text:bookmark-end text:name="_Toc57041051"/></text:h>
      <text:p text:style-name="PreformattedText"><text:span text:style-name="SourceText">libreoffice file.odt</text:span></text:p>
      <text:p text:style-name="Textbody"><text:a xlink:href="https://askubuntu.com/questions/659741/how-to-open-a-file-with-libreoffice-writer-from-terminal" office:target-frame-name="_top" xlink:show="replace">https://askubuntu.com/questions/659741/how-to-open-a-file-with-libreoffice-writer-from-terminal</text:a></text:p>
      <text:p text:style-name="P409"/>
      <text:h text:style-name="Heading2" text:outline-level="2"><text:bookmark-start text:name="__RefHeading___Toc568_2384480"/><text:bookmark-start text:name="_Toc56685083"/><text:bookmark-start text:name="_Toc57041052"/>move, copy and delete files<text:bookmark-end text:name="__RefHeading___Toc568_2384480"/><text:bookmark-end text:name="_Toc56685083"/><text:bookmark-end text:name="_Toc57041052"/></text:h>
      <text:h text:style-name="Heading3" text:outline-level="3"><text:bookmark-start text:name="__RefHeading___Toc570_2384480"/><text:bookmark-start text:name="_Toc56685084"/><text:bookmark-start text:name="_Toc57041053"/>Rename or move<text:bookmark-end text:name="__RefHeading___Toc570_2384480"/><text:bookmark-end text:name="_Toc56685084"/><text:bookmark-end text:name="_Toc57041053"/></text:h>
      <text:p text:style-name="Textbody">mv file /path/to/the/address/you/want/to/move/to<text:tab/><text:tab/><text:tab/>//rename a file or file folder</text:p>
      <text:p text:style-name="Textbody"><text:a xlink:href="https://www.maketecheasier.com/rename-files-in-linux/" office:target-frame-name="_top" xlink:show="replace">https://www.maketecheasier.com/rename-files-in-linux/</text:a></text:p>
      <text:p text:style-name="Textbody"/>
      <text:p text:style-name="Textbody">rename multiple files at a time, 18-4-2018</text:p>
      <text:p text:style-name="PreformattedText"><text:span text:style-name="SourceText">rename 's/ABC/XYZ/' *</text:span></text:p>
      <text:p text:style-name="Textbody">for specific formats, add<text:s/><text:span text:style-name="SourceText">.dat for example</text:span></text:p>
      <text:p text:style-name="Textbody"><text:a xlink:href="https://stackoverflow.com/questions/1392768/rename-part-of-filename?utm_medium=organic&amp;utm_source=google_rich_qa&amp;utm_campaign=google_rich_qa" office:target-frame-name="_top" xlink:show="replace">https://stackoverflow.com/questions/1392768/rename-part-of-filename?utm_medium=organic&amp;utm_source=google_rich_qa&amp;utm_campaign=google_rich_qa</text:a></text:p>
      <text:p text:style-name="Textbody"/>
      <text:p text:style-name="Textbody">when rename command is not found</text:p>
      <text:p text:style-name="Textbody">do</text:p>
      <text:p text:style-name="Textbody"><text:span text:style-name="T410">changing</text:span><text:span text:style-name="T411"><text:s/>string</text:span></text:p>
      <text:p text:style-name="P412">for f in *.cc; do mv -- "$f" "${f/d_10/xxx}"; done</text:p>
      <text:p text:style-name="P413"/>
      <text:p text:style-name="P414">an alternative, may 25, 2020</text:p>
      <text:p text:style-name="P415">for directory in *</text:p>
      <text:p text:style-name="P416">do</text:p>
      <text:p text:style-name="P417"><text:s text:c="4"/>if [ -d "$directory" ]</text:p>
      <text:p text:style-name="P418"><text:s text:c="4"/>then</text:p>
      <text:p text:style-name="P419"><text:s text:c="6"/>mv "${directory}"<text:s/>"${directory/original_string/wanted_string}" || echo 'Could not rename '"$directory"''</text:p>
      <text:p text:style-name="P420"><text:s text:c="4"/>fi</text:p>
      <text:p text:style-name="P421"><text:span text:style-name="T422">done</text:span></text:p>
      <text:p text:style-name="Textbody"><text:a xlink:href="https://devconnected.com/how-to-rename-a-directory-on-linux/" office:target-frame-name="_top" xlink:show="replace"><text:span text:style-name="Hyperlink">https://devconnecte</text:span><text:span text:style-name="Hyperlink">d.com/how-to-rename-a-directory-on-linux/</text:span></text:a></text:p>
      <text:p text:style-name="Textbody"><text:span text:style-name="T423"><text:line-break/></text:span></text:p>
      <text:p text:style-name="Textbody"><text:a xlink:href="https://stackoverflow.com/questions/1086502/rename-multiple-files-based-on-pattern-in-unix" office:target-frame-name="_top" xlink:show="replace"><text:span text:style-name="T424">https://stackoverflow.com/questions/1086502/rename-multiple-files-based-on-pattern-in-unix</text:span></text:a></text:p>
      <text:p text:style-name="P425"/>
      <text:p text:style-name="P426">changing extension</text:p>
      <text:p text:style-name="Textbody"><text:span text:style-name="T427">for f in *.cc; do mv -- "$f" "${f%.cc}.txt"; done</text:span><text:span text:style-name="T428"><text:line-break/></text:span></text:p>
      <text:p text:style-name="P429"/>
      <text:p text:style-name="P430">mar/4/2020</text:p>
      <text:h text:style-name="Heading3" text:outline-level="3"><text:bookmark-start text:name="__RefHeading___Toc647_1729709912"/><text:bookmark-start text:name="_Toc56685085"/><text:bookmark-start text:name="_Toc57041054"/>copy a file<text:bookmark-end text:name="__RefHeading___Toc647_1729709912"/><text:bookmark-end text:name="_Toc56685085"/><text:bookmark-end text:name="_Toc57041054"/></text:h>
      <text:p text:style-name="Textbody">cp file /path/to/the/address/you/want/to/copy/to</text:p>
      <text:h text:style-name="Heading3" text:outline-level="3"><text:bookmark-start text:name="__RefHeading___Toc649_1729709912"/><text:bookmark-start text:name="_Toc56685086"/><text:bookmark-start text:name="_Toc57041055"/>remove a file<text:bookmark-end text:name="__RefHeading___Toc649_1729709912"/><text:bookmark-end text:name="_Toc56685086"/><text:bookmark-end text:name="_Toc57041055"/></text:h>
      <text:p text:style-name="Textbody"><text:s/>rm -rf /path/to/file</text:p>
      <text:p text:style-name="Textbody">'r' denotes delete the current folder and all the sub-folders and files</text:p>
      <text:p text:style-name="Textbody">'f'<text:s/>denotes removing files without an error appearing if a file does not exist.</text:p>
      <text:p text:style-name="Textbody"><text:a xlink:href="https://www.lifewire.com/delete-files-using-linux-rm-command-4023999" office:target-frame-name="_top" xlink:show="replace">https://www.lifewire.com/delete-files-using-linux-rm-command-4023999</text:a></text:p>
      <text:p text:style-name="Textbody"/>
      <text:p text:style-name="Textbody">rm file<text:tab/><text:tab/><text:tab/><text:tab/></text:p>
      <text:p text:style-name="Textbody"><text:a xlink:href="http://www.hostingadvice.com/how-to/move-copy-delete-files-linux/" office:target-frame-name="_top" xlink:show="replace">http://www.hostingadvice.com/how-to/move-copy-delete-files-linux/</text:a></text:p>
      <text:p text:style-name="Textbody"/>
      <text:p text:style-name="Textbody">remove files containing particular chars, November 9 2018-11-09</text:p>
      <text:p text:style-name="PreformattedText"><text:span text:style-name="SourceText">rm *text*</text:span></text:p>
      <text:p text:style-name="Textbody"><text:a xlink:href="https://askubuntu.com/questions/443830/delete-all-files-whose-filenames-contain-a-particular-string" office:target-frame-name="_top" xlink:show="replace">https://askubuntu.com/questions/443830/delete-all-files-whose-filenames-contain-a-particular-string</text:a></text:p>
      <text:p text:style-name="Textbody"/>
      <text:h text:style-name="Heading2" text:outline-level="2"><text:bookmark-start text:name="__RefHeading___Toc572_2384480"/><text:bookmark-start text:name="_Toc56685087"/><text:bookmark-start text:name="_Toc57041056"/>Compress a file<text:bookmark-end text:name="__RefHeading___Toc572_2384480"/><text:bookmark-end text:name="_Toc56685087"/><text:bookmark-end text:name="_Toc57041056"/></text:h>
      <text:p text:style-name="PreformattedText">tar -czvf name-of-archive.tar.gz /path/to/directory-or-file</text:p>
      <text:p text:style-name="Textbody"><text:a xlink:href="https://www.howtogeek.com/248780/how-to-compress-and-extract-files-using-the-tar-command-on-linux/" office:target-frame-name="_top" xlink:show="replace">https://www.howtogeek.com/248780/how-to-compress-and-extract-files-using-the-tar-command-on-linux/</text:a></text:p>
      <text:p text:style-name="Textbody"/>
      <text:h text:style-name="Heading2" text:outline-level="2"><text:bookmark-start text:name="__RefHeading___Toc1601_1979836444"/><text:bookmark-start text:name="_Toc56685088"/><text:bookmark-start text:name="_Toc57041057"/>update a file without changing its content, May 19, 19<text:bookmark-end text:name="__RefHeading___Toc1601_1979836444"/><text:bookmark-end text:name="_Toc56685088"/><text:bookmark-end text:name="_Toc57041057"/></text:h>
      <text:p text:style-name="PreformattedText"><text:span text:style-name="SourceText">touch -m -t 09082000 file</text:span></text:p>
      <text:p text:style-name="Textbody"/>
      <text:p text:style-name="Textbody"><text:a xlink:href="https://stackoverflow.com/questions/8095415/update-file-but-not-alter-file-modify-date-can-it-be-done" office:target-frame-name="_top" xlink:show="replace">https://stackoverflow.com/questions/8095415/update-file-but-not-alter-file-modify-date-can-it-be-done</text:a></text:p>
      <text:p text:style-name="Textbody"/>
      <text:h text:style-name="Heading1" text:outline-level="1"><text:bookmark-start text:name="__RefHeading___Toc392_413763595"/><text:bookmark-start text:name="_Toc56685089"/><text:bookmark-start text:name="_Toc57041058"/>Install softwares<text:bookmark-end text:name="__RefHeading___Toc392_413763595"/><text:bookmark-end text:name="_Toc56685089"/><text:bookmark-end text:name="_Toc57041058"/></text:h>
      <text:p text:style-name="Standard"><text:bookmark-start text:name="docs-internal-guid-a47ee1f9-659c-59b4-02"/><text:bookmark-end text:name="docs-internal-guid-a47ee1f9-659c-59b4-02"/></text:p>
      <text:h text:style-name="Heading2" text:outline-level="2"><text:bookmark-start text:name="__RefHeading___Toc394_413763595"/><text:bookmark-start text:name="_Toc56685090"/><text:bookmark-start text:name="_Toc57041059"/>Username is not in the sudoers file. This incident will be reported, 21-1-2018<text:bookmark-end text:name="__RefHeading___Toc394_413763595"/><text:bookmark-end text:name="_Toc56685090"/><text:bookmark-end text:name="_Toc57041059"/></text:h>
      <text:p text:style-name="P431">To solve this I followed below steps:</text:p>
      <text:list text:style-name="LFO10" text:continue-numbering="true">
        <text:list-item>
          <text:p text:style-name="P432">go to home directory by running command "cd -"</text:p>
        </text:list-item>
        <text:list-item>
          <text:p text:style-name="P433">then type 'su -'</text:p>
        </text:list-item>
        <text:list-item>
          <text:p text:style-name="P434">it will ask<text:s/>you for password then type your login password you will be in root user.</text:p>
        </text:list-item>
        <text:list-item>
          <text:p text:style-name="P435">[shri@localhost ~]$ su -<text:s/><text:line-break/>Password:<text:s/><text:line-break/>[root@localhost ~]# visudo</text:p>
        </text:list-item>
        <text:list-item>
          <text:p text:style-name="P436">then add</text:p>
        </text:list-item>
        <text:list-item>
          <text:p text:style-name="P437">username        ALL=(ALL)      ALL</text:p>
        </text:list-item>
        <text:list-item>
          <text:p text:style-name="P438">to sudoers</text:p>
        </text:list-item>
        <text:list-item>
          <text:p text:style-name="P439">save and exit</text:p>
        </text:list-item>
      </text:list>
      <text:p text:style-name="P440"><text:a xlink:href="https://unix.stackexchange.com/questions/179954/username-is-not-in-the-sudoers-file-this-incident-will-be-reported" office:target-frame-name="_top" xlink:show="replace">https://unix.stackexchange.com/questions/179954/username-is-not-in-the-sudoers-file-this-incident-</text:a><text:a xlink:href="https://unix.stackexchange.com/questions/179954/username-is-not-in-the-sudoers-file-this-incident-will-be-reported" office:target-frame-name="_top" xlink:show="replace">will-be-reported</text:a></text:p>
      <text:p text:style-name="Textbody"/>
      <text:h text:style-name="Heading2" text:outline-level="2"><text:bookmark-start text:name="__RefHeading___Toc396_413763595"/><text:bookmark-start text:name="_Toc56685091"/><text:bookmark-start text:name="_Toc57041060"/>Install g++, 21-1-2018<text:bookmark-end text:name="__RefHeading___Toc396_413763595"/><text:bookmark-end text:name="_Toc56685091"/><text:bookmark-end text:name="_Toc57041060"/></text:h>
      <text:p text:style-name="P441">First input the line below in the konsole</text:p>
      <text:soft-page-break/>
      <text:p text:style-name="P442">sudo apt-get install build-essential</text:p>
      <text:p text:style-name="P443"><text:a xlink:href="https://unix.stackexchange.com/questions/359252/problem-installing-build-essential-in-debian" office:target-frame-name="_top" xlink:show="replace"><text:span text:style-name="T444">https://unix.stackexchange.com/questions/359252/problem-installing-build-essential-in-debian</text:span></text:a></text:p>
      <text:p text:style-name="Textbody"/>
      <text:p text:style-name="P445">It comes across some problem,</text:p>
      <text:p text:style-name="P446">then input</text:p>
      <text:p text:style-name="P447">sudo cp<text:s/>/etc/apt/sources.list ~/<text:s/><text:line-break/>sudo wget "http://pastebin.com/raw.php?i=uzhrtg5M" -O /etc/apt/sources.list<text:s/><text:line-break/>sudo apt-get update<text:line-break/>sudo rm /etc/apt/sources.list.d/ubuntu-extras.list<text:line-break/>sudo apt-get update</text:p>
      <text:p text:style-name="P448">In a sequence</text:p>
      <text:p text:style-name="P449"><text:a xlink:href="https://askubuntu.com/questions/329450/e-some-index-files-failed-to-download-they-have-been-ignored-or-old-ones-used" office:target-frame-name="_top" xlink:show="replace"><text:span text:style-name="T450">https://askubuntu.com/questions/329450/e-some-index-files-failed-to-download-they-have-been-</text:span></text:a><text:a xlink:href="https://askubuntu.com/questions/329450/e-some-index-files-failed-to-download-they-have-been-ignored-or-old-ones-used" office:target-frame-name="_top" xlink:show="replace"><text:span text:style-name="T451">ignored-or-old-ones-used</text:span></text:a></text:p>
      <text:p text:style-name="Textbody"/>
      <text:h text:style-name="Heading2" text:outline-level="2"><text:bookmark-start text:name="__RefHeading___Toc398_413763595"/><text:bookmark-start text:name="_Toc56685092"/><text:bookmark-start text:name="_Toc57041061"/>Install cmake, 21-1-2018<text:bookmark-end text:name="__RefHeading___Toc398_413763595"/><text:bookmark-end text:name="_Toc56685092"/><text:bookmark-end text:name="_Toc57041061"/></text:h>
      <text:p text:style-name="P452">sudo apt-get install cmake</text:p>
      <text:p text:style-name="P453">Download cmake-3.9.6 online</text:p>
      <text:p text:style-name="P454">Extract using, roam to the file extracted</text:p>
      <text:p text:style-name="P455">./bootstrap</text:p>
      <text:p text:style-name="P456">Make</text:p>
      <text:p text:style-name="P457">Make install</text:p>
      <text:p text:style-name="P458"><text:a xlink:href="https://cmake.org/install/" office:target-frame-name="_top" xlink:show="replace"><text:span text:style-name="T459">https://cmake.org/install/</text:span></text:a></text:p>
      <text:p text:style-name="Textbody"><text:line-break/></text:p>
      <text:h text:style-name="Heading1" text:outline-level="1"><text:bookmark-start text:name="__RefHeading___Toc13442_1918475198"/><text:bookmark-start text:name="_Toc56685093"/><text:bookmark-start text:name="_Toc57041062"/>Filefolder panel<text:bookmark-end text:name="__RefHeading___Toc13442_1918475198"/><text:bookmark-end text:name="_Toc56685093"/><text:bookmark-end text:name="_Toc57041062"/></text:h>
      <text:p text:style-name="Textbody">alt + 'up' <text:s/>return to the parent director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roman" style:font-pitch="variable"/>
    <style:font-face style:name="WenQuanYi Micro Hei" svg:font-family="WenQuanYi Micro Hei" style:font-family-generic="system" style:font-pitch="variable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sy0" style:display-name="sy0" style:family="text" style:parent-style-name="DefaultParagraphFont"/>
    <style:style style:name="nu0" style:display-name="nu0" style:family="text" style:parent-style-name="DefaultParagraphFont"/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09-04-16T11:32:00Z</meta:creation-date>
    <dc:date>2021-05-18T15:45:00Z</dc:date>
    <meta:template xlink:href="Normal.dotm" xlink:type="simple"/>
    <meta:editing-cycles>241</meta:editing-cycles>
    <meta:editing-duration>PT17524500S</meta:editing-duration>
    <meta:user-defined meta:name="Info 1"/>
    <meta:user-defined meta:name="Info 2"/>
    <meta:user-defined meta:name="Info 3"/>
    <meta:user-defined meta:name="Info 4"/>
    <meta:document-statistic meta:page-count="15" meta:paragraph-count="44" meta:word-count="3355" meta:character-count="22440" meta:row-count="159" meta:non-whitespace-character-count="19129"/>
  </office:meta>
</office:document-meta>
</file>